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9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API_42371383610000" table:style-name="ta1">
        <table:shapes>
          <draw:frame draw:z-index="0" draw:style-name="gr1" draw:text-style-name="P1" svg:width="136.82mm" svg:height="73.84mm" svg:x="196.69mm" svg:y="0mm">
            <loext:p draw:notify-on-update-of-ranges="Test_API_42371383610000.B3:Test_API_42371383610000.B13 Test_API_42371383610000.E1:Test_API_42371383610000.E1 Test_API_42371383610000.E3:Test_API_42371383610000.E13 Test_API_42371383610000.F1:Test_API_42371383610000.F1 Test_API_42371383610000.F3:Test_API_42371383610000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Oil_Actual</text:p>
          </table:table-cell>
          <table:table-cell table:style-name="ce1" office:value-type="string" calcext:value-type="string">
            <text:p>Oil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2" table:formula="of:=TEXT([.A2];&quot;mmm&quot;)&amp;&quot;-&quot;&amp;YEAR([.A2])" office:value-type="string" office:string-value="Sep-2016" calcext:value-type="string">
            <text:p>Sep-2016</text:p>
          </table:table-cell>
          <table:table-cell table:style-name="ce4" office:value-type="float" office:value="201609" calcext:value-type="float">
            <text:p>201609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22.2082366943359" calcext:value-type="float">
            <text:p>22.21</text:p>
          </table:table-cell>
          <table:table-cell table:style-name="ce7" table:formula="of:=ABS([.E2]-[.F2])/[.E2]" office:value-type="float" office:value="0.0575350806826637" calcext:value-type="float">
            <text:p>0.057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2" table:formula="of:=TEXT([.A3];&quot;mmm&quot;)&amp;&quot;-&quot;&amp;YEAR([.A3])" office:value-type="string" office:string-value="Oct-2016" calcext:value-type="string">
            <text:p>Oct-2016</text:p>
          </table:table-cell>
          <table:table-cell table:style-name="ce4" office:value-type="float" office:value="201610" calcext:value-type="float">
            <text:p>20161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.00</text:p>
          </table:table-cell>
          <table:table-cell table:style-name="ce6" office:value-type="float" office:value="21.7236919403076" calcext:value-type="float">
            <text:p>21.72</text:p>
          </table:table-cell>
          <table:table-cell table:style-name="ce8" table:formula="of:=ABS([.E3]-[.F3])/[.E3]" office:value-type="float" office:value="0.974881085482509" calcext:value-type="float">
            <text:p>0.974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2" table:formula="of:=TEXT([.A4];&quot;mmm&quot;)&amp;&quot;-&quot;&amp;YEAR([.A4])" office:value-type="string" office:string-value="Nov-2016" calcext:value-type="string">
            <text:p>Nov-2016</text:p>
          </table:table-cell>
          <table:table-cell table:style-name="ce4" office:value-type="float" office:value="201611" calcext:value-type="float">
            <text:p>20161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2.2071399688721" calcext:value-type="float">
            <text:p>12.21</text:p>
          </table:table-cell>
          <table:table-cell table:style-name="ce7"/>
          <table:table-cell table:style-name="ce10"/>
          <table:table-cell table:number-columns-repeated="1008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2" table:formula="of:=TEXT([.A5];&quot;mmm&quot;)&amp;&quot;-&quot;&amp;YEAR([.A5])" office:value-type="string" office:string-value="Dec-2016" calcext:value-type="string">
            <text:p>Dec-2016</text:p>
          </table:table-cell>
          <table:table-cell table:style-name="ce4" office:value-type="float" office:value="201612" calcext:value-type="float">
            <text:p>20161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.00</text:p>
          </table:table-cell>
          <table:table-cell table:style-name="ce6" office:value-type="float" office:value="18.5281047821045" calcext:value-type="float">
            <text:p>18.53</text:p>
          </table:table-cell>
          <table:table-cell table:style-name="ce7" table:formula="of:=ABS([.E5]-[.F5])/[.E5]" office:value-type="float" office:value="0.0293391545613607" calcext:value-type="float">
            <text:p>0.029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2" table:formula="of:=TEXT([.A6];&quot;mmm&quot;)&amp;&quot;-&quot;&amp;YEAR([.A6])" office:value-type="string" office:string-value="Jan-2017" calcext:value-type="string">
            <text:p>Jan-2017</text:p>
          </table:table-cell>
          <table:table-cell table:style-name="ce4" office:value-type="float" office:value="201701" calcext:value-type="float">
            <text:p>20170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9.1623840332031" calcext:value-type="float">
            <text:p>19.16</text:p>
          </table:table-cell>
          <table:table-cell table:style-name="ce7" table:formula="of:=ABS([.E6]-[.F6])/[.E6]" office:value-type="float" office:value="0.0875055222284226" calcext:value-type="float">
            <text:p>0.087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2" table:formula="of:=TEXT([.A7];&quot;mmm&quot;)&amp;&quot;-&quot;&amp;YEAR([.A7])" office:value-type="string" office:string-value="Feb-2017" calcext:value-type="string">
            <text:p>Feb-2017</text:p>
          </table:table-cell>
          <table:table-cell table:style-name="ce4" office:value-type="float" office:value="201702" calcext:value-type="float">
            <text:p>20170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.00</text:p>
          </table:table-cell>
          <table:table-cell table:style-name="ce6" office:value-type="float" office:value="15.2953929901123" calcext:value-type="float">
            <text:p>15.30</text:p>
          </table:table-cell>
          <table:table-cell table:style-name="ce7" table:formula="of:=ABS([.E7]-[.F7])/[.E7]" office:value-type="float" office:value="0.044037938117981" calcext:value-type="float">
            <text:p>0.044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2" table:formula="of:=TEXT([.A8];&quot;mmm&quot;)&amp;&quot;-&quot;&amp;YEAR([.A8])" office:value-type="string" office:string-value="Mar-2017" calcext:value-type="string">
            <text:p>Mar-2017</text:p>
          </table:table-cell>
          <table:table-cell table:style-name="ce4" office:value-type="float" office:value="201703" calcext:value-type="float">
            <text:p>201703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.00</text:p>
          </table:table-cell>
          <table:table-cell table:style-name="ce6" office:value-type="float" office:value="18.5243911743164" calcext:value-type="float">
            <text:p>18.52</text:p>
          </table:table-cell>
          <table:table-cell table:style-name="ce7" table:formula="of:=ABS([.E8]-[.F8])/[.E8]" office:value-type="float" office:value="0.382520294189453" calcext:value-type="float">
            <text:p>0.382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2" table:formula="of:=TEXT([.A9];&quot;mmm&quot;)&amp;&quot;-&quot;&amp;YEAR([.A9])" office:value-type="string" office:string-value="Apr-2017" calcext:value-type="string">
            <text:p>Apr-2017</text:p>
          </table:table-cell>
          <table:table-cell table:style-name="ce4" office:value-type="float" office:value="201704" calcext:value-type="float">
            <text:p>20170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.00</text:p>
          </table:table-cell>
          <table:table-cell table:style-name="ce6" office:value-type="float" office:value="17.0170364379883" calcext:value-type="float">
            <text:p>17.02</text:p>
          </table:table-cell>
          <table:table-cell table:style-name="ce7" table:formula="of:=ABS([.E9]-[.F9])/[.E9]" office:value-type="float" office:value="0.134469095865885" calcext:value-type="float">
            <text:p>0.134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2" table:formula="of:=TEXT([.A10];&quot;mmm&quot;)&amp;&quot;-&quot;&amp;YEAR([.A10])" office:value-type="string" office:string-value="May-2017" calcext:value-type="string">
            <text:p>May-2017</text:p>
          </table:table-cell>
          <table:table-cell table:style-name="ce4" office:value-type="float" office:value="201705" calcext:value-type="float">
            <text:p>20170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9.3435649871826" calcext:value-type="float">
            <text:p>19.34</text:p>
          </table:table-cell>
          <table:table-cell table:style-name="ce7" table:formula="of:=ABS([.E10]-[.F10])/[.E10]" office:value-type="float" office:value="0.0788778577532087" calcext:value-type="float">
            <text:p>0.078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2" table:formula="of:=TEXT([.A11];&quot;mmm&quot;)&amp;&quot;-&quot;&amp;YEAR([.A11])" office:value-type="string" office:string-value="Jun-2017" calcext:value-type="string">
            <text:p>Jun-2017</text:p>
          </table:table-cell>
          <table:table-cell table:style-name="ce4" office:value-type="float" office:value="201706" calcext:value-type="float">
            <text:p>20170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8.4523620605469" calcext:value-type="float">
            <text:p>18.45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date" office:date-value="2017-07-01" calcext:value-type="date">
            <text:p>2017-07-01</text:p>
          </table:table-cell>
          <table:table-cell table:style-name="ce2" table:formula="of:=TEXT([.A12];&quot;mmm&quot;)&amp;&quot;-&quot;&amp;YEAR([.A12])" office:value-type="string" office:string-value="Jul-2017" calcext:value-type="string">
            <text:p>Jul-2017</text:p>
          </table:table-cell>
          <table:table-cell table:style-name="ce4" office:value-type="float" office:value="201707" calcext:value-type="float">
            <text:p>20170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.00</text:p>
          </table:table-cell>
          <table:table-cell table:style-name="ce6" office:value-type="float" office:value="14.8395547866821" calcext:value-type="float">
            <text:p>14.84</text:p>
          </table:table-cell>
          <table:table-cell table:style-name="ce7" table:formula="of:=ABS([.E12]-[.F12])/[.E12]" office:value-type="float" office:value="0.0106963475545247" calcext:value-type="float">
            <text:p>0.0107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5" table:number-columns-repeated="3"/>
          <table:table-cell table:style-name="ce1" office:value-type="string" calcext:value-type="string">
            <text:p>Average MAPE</text:p>
          </table:table-cell>
          <table:table-cell table:style-name="ce9" table:formula="of:=AVERAGE([.G2:.G12])" office:value-type="float" office:value="0.19998470849289" calcext:value-type="float">
            <text:p>0.2000</text:p>
          </table:table-cell>
          <table:table-cell table:number-columns-repeated="1009"/>
        </table:table-row>
        <table:table-row table:style-name="ro1" table:number-rows-repeated="1048562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Train_API_42371383610000" table:style-name="ta1">
        <table:shapes>
          <draw:frame draw:z-index="0" draw:style-name="gr1" draw:text-style-name="P1" svg:width="160.66mm" svg:height="82.08mm" svg:x="184.06mm" svg:y="0.53mm">
            <loext:p draw:notify-on-update-of-ranges="Train_API_42371383610000.B2:Train_API_42371383610000.B71 Train_API_42371383610000.E1:Train_API_42371383610000.E1 Train_API_42371383610000.E2:Train_API_42371383610000.E71 Train_API_42371383610000.F1:Train_API_42371383610000.F1 Train_API_42371383610000.F2:Train_API_42371383610000.F7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3" table:default-cell-style-name="ce3"/>
        <table:table-column table:style-name="co7" table:default-cell-style-name="ce3"/>
        <table:table-column table:style-name="co8" table:number-columns-repeated="2" table:default-cell-style-name="ce10"/>
        <table:table-column table:style-name="co8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Oil</text:p>
          </table:table-cell>
          <table:table-cell table:style-name="ce11" office:value-type="string" calcext:value-type="string">
            <text:p>Oil_Actual</text:p>
          </table:table-cell>
          <table:table-cell table:style-name="ce11" office:value-type="string" calcext:value-type="string">
            <text:p>Oil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0-01" calcext:value-type="date">
            <text:p>2010-10-01</text:p>
          </table:table-cell>
          <table:table-cell table:style-name="ce2" table:formula="of:=TEXT([.A2];&quot;mmm&quot;)&amp;&quot;-&quot;&amp;YEAR([.A2])" office:value-type="string" office:string-value="Oct-2010" calcext:value-type="string">
            <text:p>Oct-2010</text:p>
          </table:table-cell>
          <table:table-cell table:style-name="ce5" office:value-type="float" office:value="201010" calcext:value-type="float">
            <text:p>201010</text:p>
          </table:table-cell>
          <table:table-cell table:style-name="ce5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.00</text:p>
          </table:table-cell>
          <table:table-cell table:style-name="ce12" office:value-type="float" office:value="50.2137718200684" calcext:value-type="float">
            <text:p>50.21</text:p>
          </table:table-cell>
          <table:table-cell table:style-name="ce14" table:formula="of:=ABS([.E2]-[.F2])/[.E2]" office:value-type="float" office:value="0.00427543640136719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1-01" calcext:value-type="date">
            <text:p>2010-11-01</text:p>
          </table:table-cell>
          <table:table-cell table:style-name="ce2" table:formula="of:=TEXT([.A3];&quot;mmm&quot;)&amp;&quot;-&quot;&amp;YEAR([.A3])" office:value-type="string" office:string-value="Nov-2010" calcext:value-type="string">
            <text:p>Nov-2010</text:p>
          </table:table-cell>
          <table:table-cell table:style-name="ce5" office:value-type="float" office:value="201011" calcext:value-type="float">
            <text:p>201011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 office:value-type="float" office:value="48.4854965209961" calcext:value-type="float">
            <text:p>48.49</text:p>
          </table:table-cell>
          <table:table-cell table:style-name="ce14" table:formula="of:=ABS([.E3]-[.F3])/[.E3]" office:value-type="float" office:value="3.84854965209961" calcext:value-type="float">
            <text:p>3.84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2-01" calcext:value-type="date">
            <text:p>2010-12-01</text:p>
          </table:table-cell>
          <table:table-cell table:style-name="ce2" table:formula="of:=TEXT([.A4];&quot;mmm&quot;)&amp;&quot;-&quot;&amp;YEAR([.A4])" office:value-type="string" office:string-value="Dec-2010" calcext:value-type="string">
            <text:p>Dec-2010</text:p>
          </table:table-cell>
          <table:table-cell table:style-name="ce5" office:value-type="float" office:value="201012" calcext:value-type="float">
            <text:p>201012</text:p>
          </table:table-cell>
          <table:table-cell table:style-name="ce5" office:value-type="float" office:value="60" calcext:value-type="float">
            <text:p>60</text:p>
          </table:table-cell>
          <table:table-cell table:style-name="ce12" office:value-type="float" office:value="60" calcext:value-type="float">
            <text:p>60.00</text:p>
          </table:table-cell>
          <table:table-cell table:style-name="ce12" office:value-type="float" office:value="46.7788734436035" calcext:value-type="float">
            <text:p>46.78</text:p>
          </table:table-cell>
          <table:table-cell table:style-name="ce14" table:formula="of:=ABS([.E4]-[.F4])/[.E4]" office:value-type="float" office:value="0.220352109273275" calcext:value-type="float">
            <text:p>0.22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1-01" calcext:value-type="date">
            <text:p>2011-01-01</text:p>
          </table:table-cell>
          <table:table-cell table:style-name="ce2" table:formula="of:=TEXT([.A5];&quot;mmm&quot;)&amp;&quot;-&quot;&amp;YEAR([.A5])" office:value-type="string" office:string-value="Jan-2011" calcext:value-type="string">
            <text:p>Jan-2011</text:p>
          </table:table-cell>
          <table:table-cell table:style-name="ce5" office:value-type="float" office:value="201101" calcext:value-type="float">
            <text:p>201101</text:p>
          </table:table-cell>
          <table:table-cell table:style-name="ce5" office:value-type="float" office:value="58" calcext:value-type="float">
            <text:p>58</text:p>
          </table:table-cell>
          <table:table-cell table:style-name="ce12" office:value-type="float" office:value="58" calcext:value-type="float">
            <text:p>58.00</text:p>
          </table:table-cell>
          <table:table-cell table:style-name="ce12" office:value-type="float" office:value="46.2498474121094" calcext:value-type="float">
            <text:p>46.25</text:p>
          </table:table-cell>
          <table:table-cell table:style-name="ce14" table:formula="of:=ABS([.E5]-[.F5])/[.E5]" office:value-type="float" office:value="0.202588837722252" calcext:value-type="float">
            <text:p>0.2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2-01" calcext:value-type="date">
            <text:p>2011-02-01</text:p>
          </table:table-cell>
          <table:table-cell table:style-name="ce2" table:formula="of:=TEXT([.A6];&quot;mmm&quot;)&amp;&quot;-&quot;&amp;YEAR([.A6])" office:value-type="string" office:string-value="Feb-2011" calcext:value-type="string">
            <text:p>Feb-2011</text:p>
          </table:table-cell>
          <table:table-cell table:style-name="ce5" office:value-type="float" office:value="201102" calcext:value-type="float">
            <text:p>201102</text:p>
          </table:table-cell>
          <table:table-cell table:style-name="ce5" office:value-type="float" office:value="31" calcext:value-type="float">
            <text:p>31</text:p>
          </table:table-cell>
          <table:table-cell table:style-name="ce12" office:value-type="float" office:value="30.9999980926514" calcext:value-type="float">
            <text:p>31.00</text:p>
          </table:table-cell>
          <table:table-cell table:style-name="ce12" office:value-type="float" office:value="45.5587844848633" calcext:value-type="float">
            <text:p>45.56</text:p>
          </table:table-cell>
          <table:table-cell table:style-name="ce14" table:formula="of:=ABS([.E6]-[.F6])/[.E6]" office:value-type="float" office:value="0.469638299612125" calcext:value-type="float">
            <text:p>0.47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3-01" calcext:value-type="date">
            <text:p>2011-03-01</text:p>
          </table:table-cell>
          <table:table-cell table:style-name="ce2" table:formula="of:=TEXT([.A7];&quot;mmm&quot;)&amp;&quot;-&quot;&amp;YEAR([.A7])" office:value-type="string" office:string-value="Mar-2011" calcext:value-type="string">
            <text:p>Mar-2011</text:p>
          </table:table-cell>
          <table:table-cell table:style-name="ce5" office:value-type="float" office:value="201103" calcext:value-type="float">
            <text:p>201103</text:p>
          </table:table-cell>
          <table:table-cell table:style-name="ce5" office:value-type="float" office:value="54" calcext:value-type="float">
            <text:p>54</text:p>
          </table:table-cell>
          <table:table-cell table:style-name="ce12" office:value-type="float" office:value="54" calcext:value-type="float">
            <text:p>54.00</text:p>
          </table:table-cell>
          <table:table-cell table:style-name="ce12" office:value-type="float" office:value="44.7924041748047" calcext:value-type="float">
            <text:p>44.79</text:p>
          </table:table-cell>
          <table:table-cell table:style-name="ce14" table:formula="of:=ABS([.E7]-[.F7])/[.E7]" office:value-type="float" office:value="0.170511033799913" calcext:value-type="float">
            <text:p>0.17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2" table:formula="of:=TEXT([.A8];&quot;mmm&quot;)&amp;&quot;-&quot;&amp;YEAR([.A8])" office:value-type="string" office:string-value="Apr-2011" calcext:value-type="string">
            <text:p>Apr-2011</text:p>
          </table:table-cell>
          <table:table-cell table:style-name="ce5" office:value-type="float" office:value="201104" calcext:value-type="float">
            <text:p>201104</text:p>
          </table:table-cell>
          <table:table-cell table:style-name="ce5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.00</text:p>
          </table:table-cell>
          <table:table-cell table:style-name="ce12" office:value-type="float" office:value="44.0109481811524" calcext:value-type="float">
            <text:p>44.01</text:p>
          </table:table-cell>
          <table:table-cell table:style-name="ce14" table:formula="of:=ABS([.E8]-[.F8])/[.E8]" office:value-type="float" office:value="0.0219789293077257" calcext:value-type="float">
            <text:p>0.0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5-01" calcext:value-type="date">
            <text:p>2011-05-01</text:p>
          </table:table-cell>
          <table:table-cell table:style-name="ce2" table:formula="of:=TEXT([.A9];&quot;mmm&quot;)&amp;&quot;-&quot;&amp;YEAR([.A9])" office:value-type="string" office:string-value="May-2011" calcext:value-type="string">
            <text:p>May-2011</text:p>
          </table:table-cell>
          <table:table-cell table:style-name="ce5" office:value-type="float" office:value="201105" calcext:value-type="float">
            <text:p>201105</text:p>
          </table:table-cell>
          <table:table-cell table:style-name="ce5" office:value-type="float" office:value="48" calcext:value-type="float">
            <text:p>48</text:p>
          </table:table-cell>
          <table:table-cell table:style-name="ce12" office:value-type="float" office:value="48.0000038146973" calcext:value-type="float">
            <text:p>48.00</text:p>
          </table:table-cell>
          <table:table-cell table:style-name="ce12" office:value-type="float" office:value="43.350959777832" calcext:value-type="float">
            <text:p>43.35</text:p>
          </table:table-cell>
          <table:table-cell table:style-name="ce14" table:formula="of:=ABS([.E9]-[.F9])/[.E9]" office:value-type="float" office:value="0.0968550764040092" calcext:value-type="float">
            <text:p>0.09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2" table:formula="of:=TEXT([.A10];&quot;mmm&quot;)&amp;&quot;-&quot;&amp;YEAR([.A10])" office:value-type="string" office:string-value="Jun-2011" calcext:value-type="string">
            <text:p>Jun-2011</text:p>
          </table:table-cell>
          <table:table-cell table:style-name="ce5" office:value-type="float" office:value="201106" calcext:value-type="float">
            <text:p>201106</text:p>
          </table:table-cell>
          <table:table-cell table:style-name="ce5" office:value-type="float" office:value="25" calcext:value-type="float">
            <text:p>25</text:p>
          </table:table-cell>
          <table:table-cell table:style-name="ce12" office:value-type="float" office:value="25" calcext:value-type="float">
            <text:p>25.00</text:p>
          </table:table-cell>
          <table:table-cell table:style-name="ce12" office:value-type="float" office:value="42.7705688476563" calcext:value-type="float">
            <text:p>42.77</text:p>
          </table:table-cell>
          <table:table-cell table:style-name="ce14" table:formula="of:=ABS([.E10]-[.F10])/[.E10]" office:value-type="float" office:value="0.71082275390625" calcext:value-type="float">
            <text:p>0.7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2" table:formula="of:=TEXT([.A11];&quot;mmm&quot;)&amp;&quot;-&quot;&amp;YEAR([.A11])" office:value-type="string" office:string-value="Jul-2011" calcext:value-type="string">
            <text:p>Jul-2011</text:p>
          </table:table-cell>
          <table:table-cell table:style-name="ce5" office:value-type="float" office:value="201107" calcext:value-type="float">
            <text:p>201107</text:p>
          </table:table-cell>
          <table:table-cell table:style-name="ce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.00</text:p>
          </table:table-cell>
          <table:table-cell table:style-name="ce12" office:value-type="float" office:value="42.1623954772949" calcext:value-type="float">
            <text:p>42.16</text:p>
          </table:table-cell>
          <table:table-cell table:style-name="ce14" table:formula="of:=ABS([.E11]-[.F11])/[.E11]" office:value-type="float" office:value="1.81082636515299" calcext:value-type="float">
            <text:p>1.8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2" table:formula="of:=TEXT([.A12];&quot;mmm&quot;)&amp;&quot;-&quot;&amp;YEAR([.A12])" office:value-type="string" office:string-value="Aug-2011" calcext:value-type="string">
            <text:p>Aug-2011</text:p>
          </table:table-cell>
          <table:table-cell table:style-name="ce5" office:value-type="float" office:value="201108" calcext:value-type="float">
            <text:p>201108</text:p>
          </table:table-cell>
          <table:table-cell table:style-name="ce5" office:value-type="float" office:value="36" calcext:value-type="float">
            <text:p>36</text:p>
          </table:table-cell>
          <table:table-cell table:style-name="ce12" office:value-type="float" office:value="36" calcext:value-type="float">
            <text:p>36.00</text:p>
          </table:table-cell>
          <table:table-cell table:style-name="ce12" office:value-type="float" office:value="41.5222702026367" calcext:value-type="float">
            <text:p>41.52</text:p>
          </table:table-cell>
          <table:table-cell table:style-name="ce14" table:formula="of:=ABS([.E12]-[.F12])/[.E12]" office:value-type="float" office:value="0.153396394517687" calcext:value-type="float">
            <text:p>0.15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2" table:formula="of:=TEXT([.A13];&quot;mmm&quot;)&amp;&quot;-&quot;&amp;YEAR([.A13])" office:value-type="string" office:string-value="Sep-2011" calcext:value-type="string">
            <text:p>Sep-2011</text:p>
          </table:table-cell>
          <table:table-cell table:style-name="ce5" office:value-type="float" office:value="201109" calcext:value-type="float">
            <text:p>201109</text:p>
          </table:table-cell>
          <table:table-cell table:style-name="ce5" office:value-type="float" office:value="41" calcext:value-type="float">
            <text:p>41</text:p>
          </table:table-cell>
          <table:table-cell table:style-name="ce12" office:value-type="float" office:value="41" calcext:value-type="float">
            <text:p>41.00</text:p>
          </table:table-cell>
          <table:table-cell table:style-name="ce12" office:value-type="float" office:value="40.7804145812988" calcext:value-type="float">
            <text:p>40.78</text:p>
          </table:table-cell>
          <table:table-cell table:style-name="ce14" table:formula="of:=ABS([.E13]-[.F13])/[.E13]" office:value-type="float" office:value="0.00535574191954078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0-01" calcext:value-type="date">
            <text:p>2011-10-01</text:p>
          </table:table-cell>
          <table:table-cell table:style-name="ce2" table:formula="of:=TEXT([.A14];&quot;mmm&quot;)&amp;&quot;-&quot;&amp;YEAR([.A14])" office:value-type="string" office:string-value="Oct-2011" calcext:value-type="string">
            <text:p>Oct-2011</text:p>
          </table:table-cell>
          <table:table-cell table:style-name="ce5" office:value-type="float" office:value="201110" calcext:value-type="float">
            <text:p>201110</text:p>
          </table:table-cell>
          <table:table-cell table:style-name="ce5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.00</text:p>
          </table:table-cell>
          <table:table-cell table:style-name="ce12" office:value-type="float" office:value="40.2244873046875" calcext:value-type="float">
            <text:p>40.22</text:p>
          </table:table-cell>
          <table:table-cell table:style-name="ce14" table:formula="of:=ABS([.E14]-[.F14])/[.E14]" office:value-type="float" office:value="0.0422741117931548" calcext:value-type="float">
            <text:p>0.04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2" table:formula="of:=TEXT([.A15];&quot;mmm&quot;)&amp;&quot;-&quot;&amp;YEAR([.A15])" office:value-type="string" office:string-value="Nov-2011" calcext:value-type="string">
            <text:p>Nov-2011</text:p>
          </table:table-cell>
          <table:table-cell table:style-name="ce5" office:value-type="float" office:value="201111" calcext:value-type="float">
            <text:p>201111</text:p>
          </table:table-cell>
          <table:table-cell table:style-name="ce5" office:value-type="float" office:value="39" calcext:value-type="float">
            <text:p>39</text:p>
          </table:table-cell>
          <table:table-cell table:style-name="ce12" office:value-type="float" office:value="39" calcext:value-type="float">
            <text:p>39.00</text:p>
          </table:table-cell>
          <table:table-cell table:style-name="ce12" office:value-type="float" office:value="39.765007019043" calcext:value-type="float">
            <text:p>39.77</text:p>
          </table:table-cell>
          <table:table-cell table:style-name="ce14" table:formula="of:=ABS([.E15]-[.F15])/[.E15]" office:value-type="float" office:value="0.0196155645908454" calcext:value-type="float">
            <text:p>0.02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2" table:formula="of:=TEXT([.A16];&quot;mmm&quot;)&amp;&quot;-&quot;&amp;YEAR([.A16])" office:value-type="string" office:string-value="Dec-2011" calcext:value-type="string">
            <text:p>Dec-2011</text:p>
          </table:table-cell>
          <table:table-cell table:style-name="ce5" office:value-type="float" office:value="201112" calcext:value-type="float">
            <text:p>201112</text:p>
          </table:table-cell>
          <table:table-cell table:style-name="ce5" office:value-type="float" office:value="37" calcext:value-type="float">
            <text:p>37</text:p>
          </table:table-cell>
          <table:table-cell table:style-name="ce12" office:value-type="float" office:value="37" calcext:value-type="float">
            <text:p>37.00</text:p>
          </table:table-cell>
          <table:table-cell table:style-name="ce12" office:value-type="float" office:value="39.0284957885742" calcext:value-type="float">
            <text:p>39.03</text:p>
          </table:table-cell>
          <table:table-cell table:style-name="ce14" table:formula="of:=ABS([.E16]-[.F16])/[.E16]" office:value-type="float" office:value="0.0548242105020059" calcext:value-type="float">
            <text:p>0.0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1-01" calcext:value-type="date">
            <text:p>2012-01-01</text:p>
          </table:table-cell>
          <table:table-cell table:style-name="ce2" table:formula="of:=TEXT([.A17];&quot;mmm&quot;)&amp;&quot;-&quot;&amp;YEAR([.A17])" office:value-type="string" office:string-value="Jan-2012" calcext:value-type="string">
            <text:p>Jan-2012</text:p>
          </table:table-cell>
          <table:table-cell table:style-name="ce5" office:value-type="float" office:value="201201" calcext:value-type="float">
            <text:p>201201</text:p>
          </table:table-cell>
          <table:table-cell table:style-name="ce5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.00</text:p>
          </table:table-cell>
          <table:table-cell table:style-name="ce12" office:value-type="float" office:value="38.7042503356934" calcext:value-type="float">
            <text:p>38.70</text:p>
          </table:table-cell>
          <table:table-cell table:style-name="ce14" table:formula="of:=ABS([.E17]-[.F17])/[.E17]" office:value-type="float" office:value="0.0784702301025391" calcext:value-type="float">
            <text:p>0.07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2" table:formula="of:=TEXT([.A18];&quot;mmm&quot;)&amp;&quot;-&quot;&amp;YEAR([.A18])" office:value-type="string" office:string-value="Feb-2012" calcext:value-type="string">
            <text:p>Feb-2012</text:p>
          </table:table-cell>
          <table:table-cell table:style-name="ce5" office:value-type="float" office:value="201202" calcext:value-type="float">
            <text:p>201202</text:p>
          </table:table-cell>
          <table:table-cell table:style-name="ce5" office:value-type="float" office:value="38" calcext:value-type="float">
            <text:p>38</text:p>
          </table:table-cell>
          <table:table-cell table:style-name="ce12" office:value-type="float" office:value="38" calcext:value-type="float">
            <text:p>38.00</text:p>
          </table:table-cell>
          <table:table-cell table:style-name="ce12" office:value-type="float" office:value="37.9400100708008" calcext:value-type="float">
            <text:p>37.94</text:p>
          </table:table-cell>
          <table:table-cell table:style-name="ce14" table:formula="of:=ABS([.E18]-[.F18])/[.E18]" office:value-type="float" office:value="0.00157868234734786" calcext:value-type="float">
            <text:p>0.0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2" table:formula="of:=TEXT([.A19];&quot;mmm&quot;)&amp;&quot;-&quot;&amp;YEAR([.A19])" office:value-type="string" office:string-value="Mar-2012" calcext:value-type="string">
            <text:p>Mar-2012</text:p>
          </table:table-cell>
          <table:table-cell table:style-name="ce5" office:value-type="float" office:value="201203" calcext:value-type="float">
            <text:p>201203</text:p>
          </table:table-cell>
          <table:table-cell table:style-name="ce5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.00</text:p>
          </table:table-cell>
          <table:table-cell table:style-name="ce12" office:value-type="float" office:value="37.5100746154785" calcext:value-type="float">
            <text:p>37.51</text:p>
          </table:table-cell>
          <table:table-cell table:style-name="ce14" table:formula="of:=ABS([.E19]-[.F19])/[.E19]" office:value-type="float" office:value="0.10690298534575" calcext:value-type="float">
            <text:p>0.1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4-01" calcext:value-type="date">
            <text:p>2012-04-01</text:p>
          </table:table-cell>
          <table:table-cell table:style-name="ce2" table:formula="of:=TEXT([.A20];&quot;mmm&quot;)&amp;&quot;-&quot;&amp;YEAR([.A20])" office:value-type="string" office:string-value="Apr-2012" calcext:value-type="string">
            <text:p>Apr-2012</text:p>
          </table:table-cell>
          <table:table-cell table:style-name="ce5" office:value-type="float" office:value="201204" calcext:value-type="float">
            <text:p>201204</text:p>
          </table:table-cell>
          <table:table-cell table:style-name="ce5" office:value-type="float" office:value="19" calcext:value-type="float">
            <text:p>19</text:p>
          </table:table-cell>
          <table:table-cell table:style-name="ce12" office:value-type="float" office:value="19" calcext:value-type="float">
            <text:p>19.00</text:p>
          </table:table-cell>
          <table:table-cell table:style-name="ce12" office:value-type="float" office:value="37.3547058105469" calcext:value-type="float">
            <text:p>37.35</text:p>
          </table:table-cell>
          <table:table-cell table:style-name="ce14" table:formula="of:=ABS([.E20]-[.F20])/[.E20]" office:value-type="float" office:value="0.96603714792352" calcext:value-type="float">
            <text:p>0.96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2" table:formula="of:=TEXT([.A21];&quot;mmm&quot;)&amp;&quot;-&quot;&amp;YEAR([.A21])" office:value-type="string" office:string-value="May-2012" calcext:value-type="string">
            <text:p>May-2012</text:p>
          </table:table-cell>
          <table:table-cell table:style-name="ce5" office:value-type="float" office:value="201205" calcext:value-type="float">
            <text:p>201205</text:p>
          </table:table-cell>
          <table:table-cell table:style-name="ce5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.00</text:p>
          </table:table-cell>
          <table:table-cell table:style-name="ce12" office:value-type="float" office:value="36.5327606201172" calcext:value-type="float">
            <text:p>36.53</text:p>
          </table:table-cell>
          <table:table-cell table:style-name="ce14" table:formula="of:=ABS([.E21]-[.F21])/[.E21]" office:value-type="float" office:value="0.130172366187686" calcext:value-type="float">
            <text:p>0.13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2" table:formula="of:=TEXT([.A22];&quot;mmm&quot;)&amp;&quot;-&quot;&amp;YEAR([.A22])" office:value-type="string" office:string-value="Jun-2012" calcext:value-type="string">
            <text:p>Jun-2012</text:p>
          </table:table-cell>
          <table:table-cell table:style-name="ce5" office:value-type="float" office:value="201206" calcext:value-type="float">
            <text:p>201206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36.5558586120605" calcext:value-type="float">
            <text:p>36.56</text:p>
          </table:table-cell>
          <table:table-cell table:style-name="ce14" table:formula="of:=ABS([.E22]-[.F22])/[.E22]" office:value-type="float" office:value="6.31117172241211" calcext:value-type="float">
            <text:p>6.3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2" table:formula="of:=TEXT([.A23];&quot;mmm&quot;)&amp;&quot;-&quot;&amp;YEAR([.A23])" office:value-type="string" office:string-value="Jul-2012" calcext:value-type="string">
            <text:p>Jul-2012</text:p>
          </table:table-cell>
          <table:table-cell table:style-name="ce5" office:value-type="float" office:value="201207" calcext:value-type="float">
            <text:p>201207</text:p>
          </table:table-cell>
          <table:table-cell table:style-name="ce5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.00</text:p>
          </table:table-cell>
          <table:table-cell table:style-name="ce12" office:value-type="float" office:value="35.620246887207" calcext:value-type="float">
            <text:p>35.62</text:p>
          </table:table-cell>
          <table:table-cell table:style-name="ce14" table:formula="of:=ABS([.E23]-[.F23])/[.E23]" office:value-type="float" office:value="0.0177213396344866" calcext:value-type="float">
            <text:p>0.0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2" table:formula="of:=TEXT([.A24];&quot;mmm&quot;)&amp;&quot;-&quot;&amp;YEAR([.A24])" office:value-type="string" office:string-value="Aug-2012" calcext:value-type="string">
            <text:p>Aug-2012</text:p>
          </table:table-cell>
          <table:table-cell table:style-name="ce5" office:value-type="float" office:value="201208" calcext:value-type="float">
            <text:p>201208</text:p>
          </table:table-cell>
          <table:table-cell table:style-name="ce5" office:value-type="float" office:value="38" calcext:value-type="float">
            <text:p>38</text:p>
          </table:table-cell>
          <table:table-cell table:style-name="ce12" office:value-type="float" office:value="38" calcext:value-type="float">
            <text:p>38.00</text:p>
          </table:table-cell>
          <table:table-cell table:style-name="ce12" office:value-type="float" office:value="34.0719184875488" calcext:value-type="float">
            <text:p>34.07</text:p>
          </table:table-cell>
          <table:table-cell table:style-name="ce14" table:formula="of:=ABS([.E24]-[.F24])/[.E24]" office:value-type="float" office:value="0.103370566117136" calcext:value-type="float">
            <text:p>0.1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2" table:formula="of:=TEXT([.A25];&quot;mmm&quot;)&amp;&quot;-&quot;&amp;YEAR([.A25])" office:value-type="string" office:string-value="Sep-2012" calcext:value-type="string">
            <text:p>Sep-2012</text:p>
          </table:table-cell>
          <table:table-cell table:style-name="ce5" office:value-type="float" office:value="201209" calcext:value-type="float">
            <text:p>201209</text:p>
          </table:table-cell>
          <table:table-cell table:style-name="ce5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.00</text:p>
          </table:table-cell>
          <table:table-cell table:style-name="ce12" office:value-type="float" office:value="32.2946853637695" calcext:value-type="float">
            <text:p>32.29</text:p>
          </table:table-cell>
          <table:table-cell table:style-name="ce14" table:formula="of:=ABS([.E25]-[.F25])/[.E25]" office:value-type="float" office:value="0.00920891761779785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2" table:formula="of:=TEXT([.A26];&quot;mmm&quot;)&amp;&quot;-&quot;&amp;YEAR([.A26])" office:value-type="string" office:string-value="Oct-2012" calcext:value-type="string">
            <text:p>Oct-2012</text:p>
          </table:table-cell>
          <table:table-cell table:style-name="ce5" office:value-type="float" office:value="201210" calcext:value-type="float">
            <text:p>201210</text:p>
          </table:table-cell>
          <table:table-cell table:style-name="ce5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.00</text:p>
          </table:table-cell>
          <table:table-cell table:style-name="ce12" office:value-type="float" office:value="30.7236919403076" calcext:value-type="float">
            <text:p>30.72</text:p>
          </table:table-cell>
          <table:table-cell table:style-name="ce14" table:formula="of:=ABS([.E26]-[.F26])/[.E26]" office:value-type="float" office:value="0.122180230276925" calcext:value-type="float">
            <text:p>0.1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2" table:formula="of:=TEXT([.A27];&quot;mmm&quot;)&amp;&quot;-&quot;&amp;YEAR([.A27])" office:value-type="string" office:string-value="Nov-2012" calcext:value-type="string">
            <text:p>Nov-2012</text:p>
          </table:table-cell>
          <table:table-cell table:style-name="ce5" office:value-type="float" office:value="201211" calcext:value-type="float">
            <text:p>201211</text:p>
          </table:table-cell>
          <table:table-cell table:style-name="ce5" office:value-type="float" office:value="33" calcext:value-type="float">
            <text:p>33</text:p>
          </table:table-cell>
          <table:table-cell table:style-name="ce12" office:value-type="float" office:value="33" calcext:value-type="float">
            <text:p>33.00</text:p>
          </table:table-cell>
          <table:table-cell table:style-name="ce12" office:value-type="float" office:value="29.8876781463623" calcext:value-type="float">
            <text:p>29.89</text:p>
          </table:table-cell>
          <table:table-cell table:style-name="ce14" table:formula="of:=ABS([.E27]-[.F27])/[.E27]" office:value-type="float" office:value="0.0943127834435665" calcext:value-type="float">
            <text:p>0.09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2" table:formula="of:=TEXT([.A28];&quot;mmm&quot;)&amp;&quot;-&quot;&amp;YEAR([.A28])" office:value-type="string" office:string-value="Dec-2012" calcext:value-type="string">
            <text:p>Dec-2012</text:p>
          </table:table-cell>
          <table:table-cell table:style-name="ce5" office:value-type="float" office:value="201212" calcext:value-type="float">
            <text:p>201212</text:p>
          </table:table-cell>
          <table:table-cell table:style-name="ce5" office:value-type="float" office:value="23" calcext:value-type="float">
            <text:p>23</text:p>
          </table:table-cell>
          <table:table-cell table:style-name="ce12" office:value-type="float" office:value="23" calcext:value-type="float">
            <text:p>23.00</text:p>
          </table:table-cell>
          <table:table-cell table:style-name="ce12" office:value-type="float" office:value="31.4192390441895" calcext:value-type="float">
            <text:p>31.42</text:p>
          </table:table-cell>
          <table:table-cell table:style-name="ce14" table:formula="of:=ABS([.E28]-[.F28])/[.E28]" office:value-type="float" office:value="0.366053871486498" calcext:value-type="float">
            <text:p>0.36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2" table:formula="of:=TEXT([.A29];&quot;mmm&quot;)&amp;&quot;-&quot;&amp;YEAR([.A29])" office:value-type="string" office:string-value="Jan-2013" calcext:value-type="string">
            <text:p>Jan-2013</text:p>
          </table:table-cell>
          <table:table-cell table:style-name="ce5" office:value-type="float" office:value="201301" calcext:value-type="float">
            <text:p>201301</text:p>
          </table:table-cell>
          <table:table-cell table:style-name="ce5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.00</text:p>
          </table:table-cell>
          <table:table-cell table:style-name="ce12" office:value-type="float" office:value="29.9183502197266" calcext:value-type="float">
            <text:p>29.92</text:p>
          </table:table-cell>
          <table:table-cell table:style-name="ce14" table:formula="of:=ABS([.E29]-[.F29])/[.E29]" office:value-type="float" office:value="0.145189993722098" calcext:value-type="float">
            <text:p>0.14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2" table:formula="of:=TEXT([.A30];&quot;mmm&quot;)&amp;&quot;-&quot;&amp;YEAR([.A30])" office:value-type="string" office:string-value="Feb-2013" calcext:value-type="string">
            <text:p>Feb-2013</text:p>
          </table:table-cell>
          <table:table-cell table:style-name="ce5" office:value-type="float" office:value="201302" calcext:value-type="float">
            <text:p>201302</text:p>
          </table:table-cell>
          <table:table-cell table:style-name="ce5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.00</text:p>
          </table:table-cell>
          <table:table-cell table:style-name="ce12" office:value-type="float" office:value="28.477352142334" calcext:value-type="float">
            <text:p>28.48</text:p>
          </table:table-cell>
          <table:table-cell table:style-name="ce14" table:formula="of:=ABS([.E30]-[.F30])/[.E30]" office:value-type="float" office:value="0.162430819343118" calcext:value-type="float">
            <text:p>0.16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2" table:formula="of:=TEXT([.A31];&quot;mmm&quot;)&amp;&quot;-&quot;&amp;YEAR([.A31])" office:value-type="string" office:string-value="Mar-2013" calcext:value-type="string">
            <text:p>Mar-2013</text:p>
          </table:table-cell>
          <table:table-cell table:style-name="ce5" office:value-type="float" office:value="201303" calcext:value-type="float">
            <text:p>201303</text:p>
          </table:table-cell>
          <table:table-cell table:style-name="ce5" office:value-type="float" office:value="31" calcext:value-type="float">
            <text:p>31</text:p>
          </table:table-cell>
          <table:table-cell table:style-name="ce12" office:value-type="float" office:value="30.9999980926514" calcext:value-type="float">
            <text:p>31.00</text:p>
          </table:table-cell>
          <table:table-cell table:style-name="ce12" office:value-type="float" office:value="28.6689739227295" calcext:value-type="float">
            <text:p>28.67</text:p>
          </table:table-cell>
          <table:table-cell table:style-name="ce14" table:formula="of:=ABS([.E31]-[.F31])/[.E31]" office:value-type="float" office:value="0.0751943326885059" calcext:value-type="float">
            <text:p>0.07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2" table:formula="of:=TEXT([.A32];&quot;mmm&quot;)&amp;&quot;-&quot;&amp;YEAR([.A32])" office:value-type="string" office:string-value="Apr-2013" calcext:value-type="string">
            <text:p>Apr-2013</text:p>
          </table:table-cell>
          <table:table-cell table:style-name="ce5" office:value-type="float" office:value="201304" calcext:value-type="float">
            <text:p>201304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 office:value-type="float" office:value="27.4071655273437" calcext:value-type="float">
            <text:p>27.41</text:p>
          </table:table-cell>
          <table:table-cell table:style-name="ce14" table:formula="of:=ABS([.E32]-[.F32])/[.E32]" office:value-type="float" office:value="1.74071655273438" calcext:value-type="float">
            <text:p>1.74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2" table:formula="of:=TEXT([.A33];&quot;mmm&quot;)&amp;&quot;-&quot;&amp;YEAR([.A33])" office:value-type="string" office:string-value="May-2013" calcext:value-type="string">
            <text:p>May-2013</text:p>
          </table:table-cell>
          <table:table-cell table:style-name="ce5" office:value-type="float" office:value="201305" calcext:value-type="float">
            <text:p>201305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26.6718101501465" calcext:value-type="float">
            <text:p>26.67</text:p>
          </table:table-cell>
          <table:table-cell table:style-name="ce14" table:formula="of:=ABS([.E33]-[.F33])/[.E33]" office:value-type="float" office:value="5.66795253753662" calcext:value-type="float">
            <text:p>5.66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2" table:formula="of:=TEXT([.A34];&quot;mmm&quot;)&amp;&quot;-&quot;&amp;YEAR([.A34])" office:value-type="string" office:string-value="Jun-2013" calcext:value-type="string">
            <text:p>Jun-2013</text:p>
          </table:table-cell>
          <table:table-cell table:style-name="ce5" office:value-type="float" office:value="201306" calcext:value-type="float">
            <text:p>201306</text:p>
          </table:table-cell>
          <table:table-cell table:style-name="ce5" office:value-type="float" office:value="31" calcext:value-type="float">
            <text:p>31</text:p>
          </table:table-cell>
          <table:table-cell table:style-name="ce12" office:value-type="float" office:value="30.9999980926514" calcext:value-type="float">
            <text:p>31.00</text:p>
          </table:table-cell>
          <table:table-cell table:style-name="ce12" office:value-type="float" office:value="25.7092895507812" calcext:value-type="float">
            <text:p>25.71</text:p>
          </table:table-cell>
          <table:table-cell table:style-name="ce14" table:formula="of:=ABS([.E34]-[.F34])/[.E34]" office:value-type="float" office:value="0.170668027980437" calcext:value-type="float">
            <text:p>0.17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2" table:formula="of:=TEXT([.A35];&quot;mmm&quot;)&amp;&quot;-&quot;&amp;YEAR([.A35])" office:value-type="string" office:string-value="Jul-2013" calcext:value-type="string">
            <text:p>Jul-2013</text:p>
          </table:table-cell>
          <table:table-cell table:style-name="ce5" office:value-type="float" office:value="201307" calcext:value-type="float">
            <text:p>201307</text:p>
          </table:table-cell>
          <table:table-cell table:style-name="ce5" office:value-type="float" office:value="20" calcext:value-type="float">
            <text:p>20</text:p>
          </table:table-cell>
          <table:table-cell table:style-name="ce12" office:value-type="float" office:value="20" calcext:value-type="float">
            <text:p>20.00</text:p>
          </table:table-cell>
          <table:table-cell table:style-name="ce12" office:value-type="float" office:value="26.1845092773437" calcext:value-type="float">
            <text:p>26.18</text:p>
          </table:table-cell>
          <table:table-cell table:style-name="ce14" table:formula="of:=ABS([.E35]-[.F35])/[.E35]" office:value-type="float" office:value="0.309225463867187" calcext:value-type="float">
            <text:p>0.3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2" table:formula="of:=TEXT([.A36];&quot;mmm&quot;)&amp;&quot;-&quot;&amp;YEAR([.A36])" office:value-type="string" office:string-value="Aug-2013" calcext:value-type="string">
            <text:p>Aug-2013</text:p>
          </table:table-cell>
          <table:table-cell table:style-name="ce5" office:value-type="float" office:value="201308" calcext:value-type="float">
            <text:p>201308</text:p>
          </table:table-cell>
          <table:table-cell table:style-name="ce5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.00</text:p>
          </table:table-cell>
          <table:table-cell table:style-name="ce12" office:value-type="float" office:value="27.2321014404297" calcext:value-type="float">
            <text:p>27.23</text:p>
          </table:table-cell>
          <table:table-cell table:style-name="ce14" table:formula="of:=ABS([.E36]-[.F36])/[.E36]" office:value-type="float" office:value="0.601888320025276" calcext:value-type="float">
            <text:p>0.6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2" table:formula="of:=TEXT([.A37];&quot;mmm&quot;)&amp;&quot;-&quot;&amp;YEAR([.A37])" office:value-type="string" office:string-value="Sep-2013" calcext:value-type="string">
            <text:p>Sep-2013</text:p>
          </table:table-cell>
          <table:table-cell table:style-name="ce5" office:value-type="float" office:value="201309" calcext:value-type="float">
            <text:p>201309</text:p>
          </table:table-cell>
          <table:table-cell table:style-name="ce5" office:value-type="float" office:value="30" calcext:value-type="float">
            <text:p>30</text:p>
          </table:table-cell>
          <table:table-cell table:style-name="ce12" office:value-type="float" office:value="30" calcext:value-type="float">
            <text:p>30.00</text:p>
          </table:table-cell>
          <table:table-cell table:style-name="ce12" office:value-type="float" office:value="26.9198570251465" calcext:value-type="float">
            <text:p>26.92</text:p>
          </table:table-cell>
          <table:table-cell table:style-name="ce14" table:formula="of:=ABS([.E37]-[.F37])/[.E37]" office:value-type="float" office:value="0.102671432495117" calcext:value-type="float">
            <text:p>0.1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2" table:formula="of:=TEXT([.A38];&quot;mmm&quot;)&amp;&quot;-&quot;&amp;YEAR([.A38])" office:value-type="string" office:string-value="Oct-2013" calcext:value-type="string">
            <text:p>Oct-2013</text:p>
          </table:table-cell>
          <table:table-cell table:style-name="ce5" office:value-type="float" office:value="201310" calcext:value-type="float">
            <text:p>201310</text:p>
          </table:table-cell>
          <table:table-cell table:style-name="ce5" office:value-type="float" office:value="23" calcext:value-type="float">
            <text:p>23</text:p>
          </table:table-cell>
          <table:table-cell table:style-name="ce12" office:value-type="float" office:value="23" calcext:value-type="float">
            <text:p>23.00</text:p>
          </table:table-cell>
          <table:table-cell table:style-name="ce12" office:value-type="float" office:value="26.2580966949463" calcext:value-type="float">
            <text:p>26.26</text:p>
          </table:table-cell>
          <table:table-cell table:style-name="ce14" table:formula="of:=ABS([.E38]-[.F38])/[.E38]" office:value-type="float" office:value="0.141656378041143" calcext:value-type="float">
            <text:p>0.14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2" table:formula="of:=TEXT([.A39];&quot;mmm&quot;)&amp;&quot;-&quot;&amp;YEAR([.A39])" office:value-type="string" office:string-value="Nov-2013" calcext:value-type="string">
            <text:p>Nov-2013</text:p>
          </table:table-cell>
          <table:table-cell table:style-name="ce5" office:value-type="float" office:value="201311" calcext:value-type="float">
            <text:p>201311</text:p>
          </table:table-cell>
          <table:table-cell table:style-name="ce5" office:value-type="float" office:value="20" calcext:value-type="float">
            <text:p>20</text:p>
          </table:table-cell>
          <table:table-cell table:style-name="ce12" office:value-type="float" office:value="20" calcext:value-type="float">
            <text:p>20.00</text:p>
          </table:table-cell>
          <table:table-cell table:style-name="ce12" office:value-type="float" office:value="25.4941520690918" calcext:value-type="float">
            <text:p>25.49</text:p>
          </table:table-cell>
          <table:table-cell table:style-name="ce14" table:formula="of:=ABS([.E39]-[.F39])/[.E39]" office:value-type="float" office:value="0.27470760345459" calcext:value-type="float">
            <text:p>0.27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2" table:formula="of:=TEXT([.A40];&quot;mmm&quot;)&amp;&quot;-&quot;&amp;YEAR([.A40])" office:value-type="string" office:string-value="Dec-2013" calcext:value-type="string">
            <text:p>Dec-2013</text:p>
          </table:table-cell>
          <table:table-cell table:style-name="ce5" office:value-type="float" office:value="201312" calcext:value-type="float">
            <text:p>201312</text:p>
          </table:table-cell>
          <table:table-cell table:style-name="ce5" office:value-type="float" office:value="30" calcext:value-type="float">
            <text:p>30</text:p>
          </table:table-cell>
          <table:table-cell table:style-name="ce12" office:value-type="float" office:value="30" calcext:value-type="float">
            <text:p>30.00</text:p>
          </table:table-cell>
          <table:table-cell table:style-name="ce12" office:value-type="float" office:value="24.8745784759521" calcext:value-type="float">
            <text:p>24.87</text:p>
          </table:table-cell>
          <table:table-cell table:style-name="ce14" table:formula="of:=ABS([.E40]-[.F40])/[.E40]" office:value-type="float" office:value="0.170847384134928" calcext:value-type="float">
            <text:p>0.17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2" table:formula="of:=TEXT([.A41];&quot;mmm&quot;)&amp;&quot;-&quot;&amp;YEAR([.A41])" office:value-type="string" office:string-value="Jan-2014" calcext:value-type="string">
            <text:p>Jan-2014</text:p>
          </table:table-cell>
          <table:table-cell table:style-name="ce5" office:value-type="float" office:value="201401" calcext:value-type="float">
            <text:p>201401</text:p>
          </table:table-cell>
          <table:table-cell table:style-name="ce5" office:value-type="float" office:value="33" calcext:value-type="float">
            <text:p>33</text:p>
          </table:table-cell>
          <table:table-cell table:style-name="ce12" office:value-type="float" office:value="33" calcext:value-type="float">
            <text:p>33.00</text:p>
          </table:table-cell>
          <table:table-cell table:style-name="ce12" office:value-type="float" office:value="24.3397903442383" calcext:value-type="float">
            <text:p>24.34</text:p>
          </table:table-cell>
          <table:table-cell table:style-name="ce14" table:formula="of:=ABS([.E41]-[.F41])/[.E41]" office:value-type="float" office:value="0.262430595629143" calcext:value-type="float">
            <text:p>0.26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2" table:formula="of:=TEXT([.A42];&quot;mmm&quot;)&amp;&quot;-&quot;&amp;YEAR([.A42])" office:value-type="string" office:string-value="Feb-2014" calcext:value-type="string">
            <text:p>Feb-2014</text:p>
          </table:table-cell>
          <table:table-cell table:style-name="ce5" office:value-type="float" office:value="201402" calcext:value-type="float">
            <text:p>201402</text:p>
          </table:table-cell>
          <table:table-cell table:style-name="ce5" office:value-type="float" office:value="23" calcext:value-type="float">
            <text:p>23</text:p>
          </table:table-cell>
          <table:table-cell table:style-name="ce12" office:value-type="float" office:value="23" calcext:value-type="float">
            <text:p>23.00</text:p>
          </table:table-cell>
          <table:table-cell table:style-name="ce12" office:value-type="float" office:value="23.4636993408203" calcext:value-type="float">
            <text:p>23.46</text:p>
          </table:table-cell>
          <table:table-cell table:style-name="ce14" table:formula="of:=ABS([.E42]-[.F42])/[.E42]" office:value-type="float" office:value="0.020160840905231" calcext:value-type="float">
            <text:p>0.02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2" table:formula="of:=TEXT([.A43];&quot;mmm&quot;)&amp;&quot;-&quot;&amp;YEAR([.A43])" office:value-type="string" office:string-value="Mar-2014" calcext:value-type="string">
            <text:p>Mar-2014</text:p>
          </table:table-cell>
          <table:table-cell table:style-name="ce5" office:value-type="float" office:value="201403" calcext:value-type="float">
            <text:p>201403</text:p>
          </table:table-cell>
          <table:table-cell table:style-name="ce5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.00</text:p>
          </table:table-cell>
          <table:table-cell table:style-name="ce12" office:value-type="float" office:value="22.8001937866211" calcext:value-type="float">
            <text:p>22.80</text:p>
          </table:table-cell>
          <table:table-cell table:style-name="ce14" table:formula="of:=ABS([.E43]-[.F43])/[.E43]" office:value-type="float" office:value="0.287493944168091" calcext:value-type="float">
            <text:p>0.28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2" table:formula="of:=TEXT([.A44];&quot;mmm&quot;)&amp;&quot;-&quot;&amp;YEAR([.A44])" office:value-type="string" office:string-value="Apr-2014" calcext:value-type="string">
            <text:p>Apr-2014</text:p>
          </table:table-cell>
          <table:table-cell table:style-name="ce5" office:value-type="float" office:value="201404" calcext:value-type="float">
            <text:p>201404</text:p>
          </table:table-cell>
          <table:table-cell table:style-name="ce5" office:value-type="float" office:value="20" calcext:value-type="float">
            <text:p>20</text:p>
          </table:table-cell>
          <table:table-cell table:style-name="ce12" office:value-type="float" office:value="20" calcext:value-type="float">
            <text:p>20.00</text:p>
          </table:table-cell>
          <table:table-cell table:style-name="ce12" office:value-type="float" office:value="21.8647632598877" calcext:value-type="float">
            <text:p>21.86</text:p>
          </table:table-cell>
          <table:table-cell table:style-name="ce14" table:formula="of:=ABS([.E44]-[.F44])/[.E44]" office:value-type="float" office:value="0.0932381629943848" calcext:value-type="float">
            <text:p>0.09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2" table:formula="of:=TEXT([.A45];&quot;mmm&quot;)&amp;&quot;-&quot;&amp;YEAR([.A45])" office:value-type="string" office:string-value="May-2014" calcext:value-type="string">
            <text:p>May-2014</text:p>
          </table:table-cell>
          <table:table-cell table:style-name="ce5" office:value-type="float" office:value="201405" calcext:value-type="float">
            <text:p>201405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2.2992095947266" calcext:value-type="float">
            <text:p>22.30</text:p>
          </table:table-cell>
          <table:table-cell table:style-name="ce14" table:formula="of:=ABS([.E45]-[.F45])/[.E45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2" table:formula="of:=TEXT([.A46];&quot;mmm&quot;)&amp;&quot;-&quot;&amp;YEAR([.A46])" office:value-type="string" office:string-value="Jun-2014" calcext:value-type="string">
            <text:p>Jun-2014</text:p>
          </table:table-cell>
          <table:table-cell table:style-name="ce5" office:value-type="float" office:value="201406" calcext:value-type="float">
            <text:p>201406</text:p>
          </table:table-cell>
          <table:table-cell table:style-name="ce5" office:value-type="float" office:value="16" calcext:value-type="float">
            <text:p>16</text:p>
          </table:table-cell>
          <table:table-cell table:style-name="ce12" office:value-type="float" office:value="16" calcext:value-type="float">
            <text:p>16.00</text:p>
          </table:table-cell>
          <table:table-cell table:style-name="ce12" office:value-type="float" office:value="21.3143997192383" calcext:value-type="float">
            <text:p>21.31</text:p>
          </table:table-cell>
          <table:table-cell table:style-name="ce14" table:formula="of:=ABS([.E46]-[.F46])/[.E46]" office:value-type="float" office:value="0.332149982452393" calcext:value-type="float">
            <text:p>0.33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2" table:formula="of:=TEXT([.A47];&quot;mmm&quot;)&amp;&quot;-&quot;&amp;YEAR([.A47])" office:value-type="string" office:string-value="Jul-2014" calcext:value-type="string">
            <text:p>Jul-2014</text:p>
          </table:table-cell>
          <table:table-cell table:style-name="ce5" office:value-type="float" office:value="201407" calcext:value-type="float">
            <text:p>201407</text:p>
          </table:table-cell>
          <table:table-cell table:style-name="ce5" office:value-type="float" office:value="25" calcext:value-type="float">
            <text:p>25</text:p>
          </table:table-cell>
          <table:table-cell table:style-name="ce12" office:value-type="float" office:value="25" calcext:value-type="float">
            <text:p>25.00</text:p>
          </table:table-cell>
          <table:table-cell table:style-name="ce12" office:value-type="float" office:value="22.5215129852295" calcext:value-type="float">
            <text:p>22.52</text:p>
          </table:table-cell>
          <table:table-cell table:style-name="ce14" table:formula="of:=ABS([.E47]-[.F47])/[.E47]" office:value-type="float" office:value="0.0991394805908203" calcext:value-type="float">
            <text:p>0.09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2" table:formula="of:=TEXT([.A48];&quot;mmm&quot;)&amp;&quot;-&quot;&amp;YEAR([.A48])" office:value-type="string" office:string-value="Aug-2014" calcext:value-type="string">
            <text:p>Aug-2014</text:p>
          </table:table-cell>
          <table:table-cell table:style-name="ce5" office:value-type="float" office:value="201408" calcext:value-type="float">
            <text:p>201408</text:p>
          </table:table-cell>
          <table:table-cell table:style-name="ce5"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21.9086208343506" calcext:value-type="float">
            <text:p>21.91</text:p>
          </table:table-cell>
          <table:table-cell table:style-name="ce14" table:formula="of:=ABS([.E48]-[.F48])/[.E48]" office:value-type="float" office:value="0.00415359843860973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2" table:formula="of:=TEXT([.A49];&quot;mmm&quot;)&amp;&quot;-&quot;&amp;YEAR([.A49])" office:value-type="string" office:string-value="Sep-2014" calcext:value-type="string">
            <text:p>Sep-2014</text:p>
          </table:table-cell>
          <table:table-cell table:style-name="ce5" office:value-type="float" office:value="201409" calcext:value-type="float">
            <text:p>201409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21.0971183776855" calcext:value-type="float">
            <text:p>21.10</text:p>
          </table:table-cell>
          <table:table-cell table:style-name="ce14" table:formula="of:=ABS([.E49]-[.F49])/[.E49]" office:value-type="float" office:value="3.21942367553711" calcext:value-type="float">
            <text:p>3.21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2" table:formula="of:=TEXT([.A50];&quot;mmm&quot;)&amp;&quot;-&quot;&amp;YEAR([.A50])" office:value-type="string" office:string-value="Oct-2014" calcext:value-type="string">
            <text:p>Oct-2014</text:p>
          </table:table-cell>
          <table:table-cell table:style-name="ce5" office:value-type="float" office:value="201410" calcext:value-type="float">
            <text:p>201410</text:p>
          </table:table-cell>
          <table:table-cell table:style-name="ce5" office:value-type="float" office:value="21" calcext:value-type="float">
            <text:p>21</text:p>
          </table:table-cell>
          <table:table-cell table:style-name="ce12" office:value-type="float" office:value="21" calcext:value-type="float">
            <text:p>21.00</text:p>
          </table:table-cell>
          <table:table-cell table:style-name="ce12" office:value-type="float" office:value="20.6198215484619" calcext:value-type="float">
            <text:p>20.62</text:p>
          </table:table-cell>
          <table:table-cell table:style-name="ce14" table:formula="of:=ABS([.E50]-[.F50])/[.E50]" office:value-type="float" office:value="0.0181037357875279" calcext:value-type="float">
            <text:p>0.0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2" table:formula="of:=TEXT([.A51];&quot;mmm&quot;)&amp;&quot;-&quot;&amp;YEAR([.A51])" office:value-type="string" office:string-value="Nov-2014" calcext:value-type="string">
            <text:p>Nov-2014</text:p>
          </table:table-cell>
          <table:table-cell table:style-name="ce5" office:value-type="float" office:value="201411" calcext:value-type="float">
            <text:p>201411</text:p>
          </table:table-cell>
          <table:table-cell table:style-name="ce5" office:value-type="float" office:value="30" calcext:value-type="float">
            <text:p>30</text:p>
          </table:table-cell>
          <table:table-cell table:style-name="ce12" office:value-type="float" office:value="30" calcext:value-type="float">
            <text:p>30.00</text:p>
          </table:table-cell>
          <table:table-cell table:style-name="ce12" office:value-type="float" office:value="19.952507019043" calcext:value-type="float">
            <text:p>19.95</text:p>
          </table:table-cell>
          <table:table-cell table:style-name="ce14" table:formula="of:=ABS([.E51]-[.F51])/[.E51]" office:value-type="float" office:value="0.334916432698568" calcext:value-type="float">
            <text:p>0.33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2" table:formula="of:=TEXT([.A52];&quot;mmm&quot;)&amp;&quot;-&quot;&amp;YEAR([.A52])" office:value-type="string" office:string-value="Dec-2014" calcext:value-type="string">
            <text:p>Dec-2014</text:p>
          </table:table-cell>
          <table:table-cell table:style-name="ce5" office:value-type="float" office:value="201412" calcext:value-type="float">
            <text:p>201412</text:p>
          </table:table-cell>
          <table:table-cell table:style-name="ce5"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9.3893756866455" calcext:value-type="float">
            <text:p>19.39</text:p>
          </table:table-cell>
          <table:table-cell table:style-name="ce14" table:formula="of:=ABS([.E52]-[.F52])/[.E52]" office:value-type="float" office:value="0.118664741516113" calcext:value-type="float">
            <text:p>0.11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2" table:formula="of:=TEXT([.A53];&quot;mmm&quot;)&amp;&quot;-&quot;&amp;YEAR([.A53])" office:value-type="string" office:string-value="Jan-2015" calcext:value-type="string">
            <text:p>Jan-2015</text:p>
          </table:table-cell>
          <table:table-cell table:style-name="ce5" office:value-type="float" office:value="201501" calcext:value-type="float">
            <text:p>201501</text:p>
          </table:table-cell>
          <table:table-cell table:style-name="ce5" office:value-type="float" office:value="28" calcext:value-type="float">
            <text:p>28</text:p>
          </table:table-cell>
          <table:table-cell table:style-name="ce12" office:value-type="float" office:value="28" calcext:value-type="float">
            <text:p>28.00</text:p>
          </table:table-cell>
          <table:table-cell table:style-name="ce12" office:value-type="float" office:value="19.3851737976074" calcext:value-type="float">
            <text:p>19.39</text:p>
          </table:table-cell>
          <table:table-cell table:style-name="ce14" table:formula="of:=ABS([.E53]-[.F53])/[.E53]" office:value-type="float" office:value="0.307672364371163" calcext:value-type="float">
            <text:p>0.3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2" table:formula="of:=TEXT([.A54];&quot;mmm&quot;)&amp;&quot;-&quot;&amp;YEAR([.A54])" office:value-type="string" office:string-value="Feb-2015" calcext:value-type="string">
            <text:p>Feb-2015</text:p>
          </table:table-cell>
          <table:table-cell table:style-name="ce5" office:value-type="float" office:value="201502" calcext:value-type="float">
            <text:p>201502</text:p>
          </table:table-cell>
          <table:table-cell table:style-name="ce5"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18.5746784210205" calcext:value-type="float">
            <text:p>18.57</text:p>
          </table:table-cell>
          <table:table-cell table:style-name="ce14" table:formula="of:=ABS([.E54]-[.F54])/[.E54]" office:value-type="float" office:value="0.155696435408159" calcext:value-type="float">
            <text:p>0.15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2" table:formula="of:=TEXT([.A55];&quot;mmm&quot;)&amp;&quot;-&quot;&amp;YEAR([.A55])" office:value-type="string" office:string-value="Mar-2015" calcext:value-type="string">
            <text:p>Mar-2015</text:p>
          </table:table-cell>
          <table:table-cell table:style-name="ce5" office:value-type="float" office:value="201503" calcext:value-type="float">
            <text:p>201503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.0070705413818" calcext:value-type="float">
            <text:p>18.01</text:p>
          </table:table-cell>
          <table:table-cell table:style-name="ce14" table:formula="of:=ABS([.E55]-[.F55])/[.E55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2" table:formula="of:=TEXT([.A56];&quot;mmm&quot;)&amp;&quot;-&quot;&amp;YEAR([.A56])" office:value-type="string" office:string-value="Apr-2015" calcext:value-type="string">
            <text:p>Apr-2015</text:p>
          </table:table-cell>
          <table:table-cell table:style-name="ce5" office:value-type="float" office:value="201504" calcext:value-type="float">
            <text:p>201504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5944213867188" calcext:value-type="float">
            <text:p>17.59</text:p>
          </table:table-cell>
          <table:table-cell table:style-name="ce14" table:formula="of:=ABS([.E56]-[.F56])/[.E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2" table:formula="of:=TEXT([.A57];&quot;mmm&quot;)&amp;&quot;-&quot;&amp;YEAR([.A57])" office:value-type="string" office:string-value="May-2015" calcext:value-type="string">
            <text:p>May-2015</text:p>
          </table:table-cell>
          <table:table-cell table:style-name="ce5" office:value-type="float" office:value="201505" calcext:value-type="float">
            <text:p>201505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3.00000023841858" calcext:value-type="float">
            <text:p>3.00</text:p>
          </table:table-cell>
          <table:table-cell table:style-name="ce12" office:value-type="float" office:value="18.1329441070557" calcext:value-type="float">
            <text:p>18.13</text:p>
          </table:table-cell>
          <table:table-cell table:style-name="ce14" table:formula="of:=ABS([.E57]-[.F57])/[.E57]" office:value-type="float" office:value="5.04431422199295" calcext:value-type="float">
            <text:p>5.04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2" table:formula="of:=TEXT([.A58];&quot;mmm&quot;)&amp;&quot;-&quot;&amp;YEAR([.A58])" office:value-type="string" office:string-value="Jun-2015" calcext:value-type="string">
            <text:p>Jun-2015</text:p>
          </table:table-cell>
          <table:table-cell table:style-name="ce5" office:value-type="float" office:value="201506" calcext:value-type="float">
            <text:p>201506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 office:value-type="float" office:value="19.173547744751" calcext:value-type="float">
            <text:p>19.17</text:p>
          </table:table-cell>
          <table:table-cell table:style-name="ce14" table:formula="of:=ABS([.E58]-[.F58])/[.E58]" office:value-type="float" office:value="0.917354774475098" calcext:value-type="float">
            <text:p>0.9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2" table:formula="of:=TEXT([.A59];&quot;mmm&quot;)&amp;&quot;-&quot;&amp;YEAR([.A59])" office:value-type="string" office:string-value="Jul-2015" calcext:value-type="string">
            <text:p>Jul-2015</text:p>
          </table:table-cell>
          <table:table-cell table:style-name="ce5" office:value-type="float" office:value="201507" calcext:value-type="float">
            <text:p>201507</text:p>
          </table:table-cell>
          <table:table-cell table:style-name="ce5" office:value-type="float" office:value="24" calcext:value-type="float">
            <text:p>24</text:p>
          </table:table-cell>
          <table:table-cell table:style-name="ce12" office:value-type="float" office:value="24.0000019073486" calcext:value-type="float">
            <text:p>24.00</text:p>
          </table:table-cell>
          <table:table-cell table:style-name="ce12" office:value-type="float" office:value="18.5101432800293" calcext:value-type="float">
            <text:p>18.51</text:p>
          </table:table-cell>
          <table:table-cell table:style-name="ce14" table:formula="of:=ABS([.E59]-[.F59])/[.E59]" office:value-type="float" office:value="0.228744091292692" calcext:value-type="float">
            <text:p>0.2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2" table:formula="of:=TEXT([.A60];&quot;mmm&quot;)&amp;&quot;-&quot;&amp;YEAR([.A60])" office:value-type="string" office:string-value="Aug-2015" calcext:value-type="string">
            <text:p>Aug-2015</text:p>
          </table:table-cell>
          <table:table-cell table:style-name="ce5" office:value-type="float" office:value="201508" calcext:value-type="float">
            <text:p>201508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 office:value-type="float" office:value="18.5806789398193" calcext:value-type="float">
            <text:p>18.58</text:p>
          </table:table-cell>
          <table:table-cell table:style-name="ce14" table:formula="of:=ABS([.E60]-[.F60])/[.E60]" office:value-type="float" office:value="0.689152630892667" calcext:value-type="float">
            <text:p>0.68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2" table:formula="of:=TEXT([.A61];&quot;mmm&quot;)&amp;&quot;-&quot;&amp;YEAR([.A61])" office:value-type="string" office:string-value="Sep-2015" calcext:value-type="string">
            <text:p>Sep-2015</text:p>
          </table:table-cell>
          <table:table-cell table:style-name="ce5" office:value-type="float" office:value="201509" calcext:value-type="float">
            <text:p>201509</text:p>
          </table:table-cell>
          <table:table-cell table:style-name="ce5" office:value-type="float" office:value="27" calcext:value-type="float">
            <text:p>27</text:p>
          </table:table-cell>
          <table:table-cell table:style-name="ce12" office:value-type="float" office:value="27" calcext:value-type="float">
            <text:p>27.00</text:p>
          </table:table-cell>
          <table:table-cell table:style-name="ce12" office:value-type="float" office:value="18.8297672271729" calcext:value-type="float">
            <text:p>18.83</text:p>
          </table:table-cell>
          <table:table-cell table:style-name="ce14" table:formula="of:=ABS([.E61]-[.F61])/[.E61]" office:value-type="float" office:value="0.302601213808413" calcext:value-type="float">
            <text:p>0.3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2" table:formula="of:=TEXT([.A62];&quot;mmm&quot;)&amp;&quot;-&quot;&amp;YEAR([.A62])" office:value-type="string" office:string-value="Oct-2015" calcext:value-type="string">
            <text:p>Oct-2015</text:p>
          </table:table-cell>
          <table:table-cell table:style-name="ce5" office:value-type="float" office:value="201510" calcext:value-type="float">
            <text:p>20151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18.2942142486572" calcext:value-type="float">
            <text:p>18.29</text:p>
          </table:table-cell>
          <table:table-cell table:style-name="ce14" table:formula="of:=ABS([.E62]-[.F62])/[.E62]" office:value-type="float" office:value="17.2942142486572" calcext:value-type="float">
            <text:p>17.29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2" table:formula="of:=TEXT([.A63];&quot;mmm&quot;)&amp;&quot;-&quot;&amp;YEAR([.A63])" office:value-type="string" office:string-value="Nov-2015" calcext:value-type="string">
            <text:p>Nov-2015</text:p>
          </table:table-cell>
          <table:table-cell table:style-name="ce5" office:value-type="float" office:value="201511" calcext:value-type="float">
            <text:p>201511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 office:value-type="float" office:value="18.1492290496826" calcext:value-type="float">
            <text:p>18.15</text:p>
          </table:table-cell>
          <table:table-cell table:style-name="ce14" table:formula="of:=ABS([.E63]-[.F63])/[.E63]" office:value-type="float" office:value="0.814922904968262" calcext:value-type="float">
            <text:p>0.8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2" table:formula="of:=TEXT([.A64];&quot;mmm&quot;)&amp;&quot;-&quot;&amp;YEAR([.A64])" office:value-type="string" office:string-value="Dec-2015" calcext:value-type="string">
            <text:p>Dec-2015</text:p>
          </table:table-cell>
          <table:table-cell table:style-name="ce5" office:value-type="float" office:value="201512" calcext:value-type="float">
            <text:p>201512</text:p>
          </table:table-cell>
          <table:table-cell table:style-name="ce5" office:value-type="float" office:value="23" calcext:value-type="float">
            <text:p>23</text:p>
          </table:table-cell>
          <table:table-cell table:style-name="ce12" office:value-type="float" office:value="23" calcext:value-type="float">
            <text:p>23.00</text:p>
          </table:table-cell>
          <table:table-cell table:style-name="ce12" office:value-type="float" office:value="18.1080741882324" calcext:value-type="float">
            <text:p>18.11</text:p>
          </table:table-cell>
          <table:table-cell table:style-name="ce14" table:formula="of:=ABS([.E64]-[.F64])/[.E64]" office:value-type="float" office:value="0.21269242659859" calcext:value-type="float">
            <text:p>0.2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2" table:formula="of:=TEXT([.A65];&quot;mmm&quot;)&amp;&quot;-&quot;&amp;YEAR([.A65])" office:value-type="string" office:string-value="Jan-2016" calcext:value-type="string">
            <text:p>Jan-2016</text:p>
          </table:table-cell>
          <table:table-cell table:style-name="ce5" office:value-type="float" office:value="201601" calcext:value-type="float">
            <text:p>201601</text:p>
          </table:table-cell>
          <table:table-cell table:style-name="ce5" office:value-type="float" office:value="24" calcext:value-type="float">
            <text:p>24</text:p>
          </table:table-cell>
          <table:table-cell table:style-name="ce12" office:value-type="float" office:value="24.0000019073486" calcext:value-type="float">
            <text:p>24.00</text:p>
          </table:table-cell>
          <table:table-cell table:style-name="ce13" office:value-type="float" office:value="18.5855751037598" calcext:value-type="float">
            <text:p>18.59</text:p>
          </table:table-cell>
          <table:table-cell table:style-name="ce14" table:formula="of:=ABS([.E65]-[.F65])/[.E65]" office:value-type="float" office:value="0.225601098887038" calcext:value-type="float">
            <text:p>0.22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2" table:formula="of:=TEXT([.A66];&quot;mmm&quot;)&amp;&quot;-&quot;&amp;YEAR([.A66])" office:value-type="string" office:string-value="Feb-2016" calcext:value-type="string">
            <text:p>Feb-2016</text:p>
          </table:table-cell>
          <table:table-cell table:style-name="ce5" office:value-type="float" office:value="201602" calcext:value-type="float">
            <text:p>201602</text:p>
          </table:table-cell>
          <table:table-cell table:style-name="ce5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.00</text:p>
          </table:table-cell>
          <table:table-cell table:style-name="ce12" office:value-type="float" office:value="19.4942398071289" calcext:value-type="float">
            <text:p>19.49</text:p>
          </table:table-cell>
          <table:table-cell table:style-name="ce14" table:formula="of:=ABS([.E66]-[.F66])/[.E66]" office:value-type="float" office:value="0.499556908240685" calcext:value-type="float">
            <text:p>0.5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2" table:formula="of:=TEXT([.A67];&quot;mmm&quot;)&amp;&quot;-&quot;&amp;YEAR([.A67])" office:value-type="string" office:string-value="Mar-2016" calcext:value-type="string">
            <text:p>Mar-2016</text:p>
          </table:table-cell>
          <table:table-cell table:style-name="ce5" office:value-type="float" office:value="201603" calcext:value-type="float">
            <text:p>201603</text:p>
          </table:table-cell>
          <table:table-cell table:style-name="ce5" office:value-type="float" office:value="20" calcext:value-type="float">
            <text:p>20</text:p>
          </table:table-cell>
          <table:table-cell table:style-name="ce12" office:value-type="float" office:value="20" calcext:value-type="float">
            <text:p>20.00</text:p>
          </table:table-cell>
          <table:table-cell table:style-name="ce12" office:value-type="float" office:value="19.9370765686035" calcext:value-type="float">
            <text:p>19.94</text:p>
          </table:table-cell>
          <table:table-cell table:style-name="ce14" table:formula="of:=ABS([.E67]-[.F67])/[.E67]" office:value-type="float" office:value="0.00314617156982422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2" table:formula="of:=TEXT([.A68];&quot;mmm&quot;)&amp;&quot;-&quot;&amp;YEAR([.A68])" office:value-type="string" office:string-value="Apr-2016" calcext:value-type="string">
            <text:p>Apr-2016</text:p>
          </table:table-cell>
          <table:table-cell table:style-name="ce5" office:value-type="float" office:value="201604" calcext:value-type="float">
            <text:p>201604</text:p>
          </table:table-cell>
          <table:table-cell table:style-name="ce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.00</text:p>
          </table:table-cell>
          <table:table-cell table:style-name="ce12" office:value-type="float" office:value="20.8290691375732" calcext:value-type="float">
            <text:p>20.83</text:p>
          </table:table-cell>
          <table:table-cell table:style-name="ce14" table:formula="of:=ABS([.E68]-[.F68])/[.E68]" office:value-type="float" office:value="0.388604609171549" calcext:value-type="float">
            <text:p>0.38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2" table:formula="of:=TEXT([.A69];&quot;mmm&quot;)&amp;&quot;-&quot;&amp;YEAR([.A69])" office:value-type="string" office:string-value="May-2016" calcext:value-type="string">
            <text:p>May-2016</text:p>
          </table:table-cell>
          <table:table-cell table:style-name="ce5" office:value-type="float" office:value="201605" calcext:value-type="float">
            <text:p>201605</text:p>
          </table:table-cell>
          <table:table-cell table:style-name="ce5" office:value-type="float" office:value="24" calcext:value-type="float">
            <text:p>24</text:p>
          </table:table-cell>
          <table:table-cell table:style-name="ce12" office:value-type="float" office:value="24.0000019073486" calcext:value-type="float">
            <text:p>24.00</text:p>
          </table:table-cell>
          <table:table-cell table:style-name="ce12" office:value-type="float" office:value="21.115686416626" calcext:value-type="float">
            <text:p>21.12</text:p>
          </table:table-cell>
          <table:table-cell table:style-name="ce14" table:formula="of:=ABS([.E69]-[.F69])/[.E69]" office:value-type="float" office:value="0.120179802562411" calcext:value-type="float">
            <text:p>0.12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2" table:formula="of:=TEXT([.A70];&quot;mmm&quot;)&amp;&quot;-&quot;&amp;YEAR([.A70])" office:value-type="string" office:string-value="Jun-2016" calcext:value-type="string">
            <text:p>Jun-2016</text:p>
          </table:table-cell>
          <table:table-cell table:style-name="ce5" office:value-type="float" office:value="201606" calcext:value-type="float">
            <text:p>201606</text:p>
          </table:table-cell>
          <table:table-cell table:style-name="ce5"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.00</text:p>
          </table:table-cell>
          <table:table-cell table:style-name="ce12" office:value-type="float" office:value="20.4083766937256" calcext:value-type="float">
            <text:p>20.41</text:p>
          </table:table-cell>
          <table:table-cell table:style-name="ce14" table:formula="of:=ABS([.E70]-[.F70])/[.E70]" office:value-type="float" office:value="0.0723465139215643" calcext:value-type="float">
            <text:p>0.07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2" table:formula="of:=TEXT([.A71];&quot;mmm&quot;)&amp;&quot;-&quot;&amp;YEAR([.A71])" office:value-type="string" office:string-value="Jul-2016" calcext:value-type="string">
            <text:p>Jul-2016</text:p>
          </table:table-cell>
          <table:table-cell table:style-name="ce5" office:value-type="float" office:value="201607" calcext:value-type="float">
            <text:p>201607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6.00000047683716" calcext:value-type="float">
            <text:p>6.00</text:p>
          </table:table-cell>
          <table:table-cell table:style-name="ce12" office:value-type="float" office:value="20.5136909484863" calcext:value-type="float">
            <text:p>20.51</text:p>
          </table:table-cell>
          <table:table-cell table:style-name="ce14" table:formula="of:=ABS([.E71]-[.F71])/[.E71]" office:value-type="float" office:value="2.4189482197008" calcext:value-type="float">
            <text:p>2.41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2" table:formula="of:=TEXT([.A72];&quot;mmm&quot;)&amp;&quot;-&quot;&amp;YEAR([.A72])" office:value-type="string" office:string-value="Aug-2016" calcext:value-type="string">
            <text:p>Aug-2016</text:p>
          </table:table-cell>
          <table:table-cell table:style-name="ce5" office:value-type="float" office:value="201608" calcext:value-type="float">
            <text:p>201608</text:p>
          </table:table-cell>
          <table:table-cell table:style-name="ce5" office:value-type="float" office:value="27" calcext:value-type="float">
            <text:p>27</text:p>
          </table:table-cell>
          <table:table-cell table:style-name="ce12" office:value-type="float" office:value="27" calcext:value-type="float">
            <text:p>27.00</text:p>
          </table:table-cell>
          <table:table-cell table:style-name="ce12" office:value-type="float" office:value="21.052339553833" calcext:value-type="float">
            <text:p>21.05</text:p>
          </table:table-cell>
          <table:table-cell table:style-name="ce14" table:formula="of:=ABS([.E72]-[.F72])/[.E72]" office:value-type="float" office:value="0.220283720228407" calcext:value-type="float">
            <text:p>0.220</text:p>
          </table:table-cell>
          <table:table-cell table:number-columns-repeated="1009"/>
        </table:table-row>
        <table:table-row table:style-name="ro1" table:number-rows-repeated="1048503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2:47:10.952688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40:49.563313713</meta:creation-date>
    <dc:date>2018-03-10T12:51:34.211352905</dc:date>
    <meta:editing-duration>PT19H31M10S</meta:editing-duration>
    <meta:editing-cycles>10</meta:editing-cycles>
    <meta:generator>LibreOffice/5.1.6.2$Linux_X86_64 LibreOffice_project/10m0$Build-2</meta:generator>
    <meta:document-statistic meta:table-count="2" meta:cell-count="5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3cm" svg:height="7.385cm" xlink:href=".." xlink:type="simple" chart:class="chart:line" chart:style-name="ch1">
        <chart:title svg:x="4.085cm" svg:y="0.283cm" chart:style-name="ch2">
          <text:p>Test_API_42371383610000</text:p>
        </chart:title>
        <chart:legend chart:legend-position="end" svg:x="10.275cm" svg:y="3.144cm" style:legend-expansion="high" chart:style-name="ch3"/>
        <chart:plot-area chart:style-name="ch4" table:cell-range-address="Test_API_42371383610000.B3:Test_API_42371383610000.B13 Test_API_42371383610000.E1:Test_API_42371383610000.F1 Test_API_42371383610000.E3:Test_API_42371383610000.F13" chart:data-source-has-labels="both" svg:x="1.284cm" svg:y="1.209cm" svg:width="8.718cm" svg:height="5.048cm">
          <chartooo:coordinate-region svg:x="2.418cm" svg:y="1.209cm" svg:width="7.584cm" svg:height="3.253cm"/>
          <chart:axis chart:dimension="x" chart:name="primary-x" chart:style-name="ch5" chartooo:axis-type="auto">
            <chartooo:date-scale/>
            <chart:title svg:x="4.766cm" svg:y="6.404cm" chart:style-name="ch6">
              <text:p>Month-Year</text:p>
            </chart:title>
            <chart:categories table:cell-range-address="Test_API_42371383610000.B3:Test_API_42371383610000.B13"/>
          </chart:axis>
          <chart:axis chart:dimension="y" chart:name="primary-y" chart:style-name="ch7">
            <chart:title svg:x="0.451cm" svg:y="4.081cm" chart:style-name="ch8">
              <text:p>Gas</text:p>
            </chart:title>
            <chart:grid chart:style-name="ch9" chart:class="major"/>
          </chart:axis>
          <chart:series chart:style-name="ch10" chart:values-cell-range-address="Test_API_42371383610000.E3:Test_API_42371383610000.E13" chart:label-cell-address="Test_API_42371383610000.E1:Test_API_42371383610000.E1" chart:class="chart:line">
            <chart:data-point chart:repeated="11"/>
          </chart:series>
          <chart:series chart:style-name="ch11" chart:values-cell-range-address="Test_API_42371383610000.F3:Test_API_42371383610000.F13" chart:label-cell-address="Test_API_42371383610000.F1:Test_API_42371383610000.F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l_Actual</text:p>
                <draw:g>
                  <svg:desc>Test_API_42371383610000.E1:Test_API_42371383610000.E1</svg:desc>
                </draw:g>
              </table:table-cell>
              <table:table-cell office:value-type="string">
                <text:p>Oil_Predicted</text:p>
                <draw:g>
                  <svg:desc>Test_API_42371383610000.F1:Test_API_4237138361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t-2016</text:p>
                <draw:g>
                  <svg:desc>Test_API_42371383610000.B3:Test_API_42371383610000.B13</svg:desc>
                </draw:g>
              </table:table-cell>
              <table:table-cell office:value-type="float" office:value="11">
                <text:p>11</text:p>
                <draw:g>
                  <svg:desc>Test_API_42371383610000.E3:Test_API_42371383610000.E13</svg:desc>
                </draw:g>
              </table:table-cell>
              <table:table-cell office:value-type="float" office:value="21.7236919403076">
                <text:p>21.7236919403076</text:p>
                <draw:g>
                  <svg:desc>Test_API_42371383610000.F3:Test_API_42371383610000.F13</svg:desc>
                </draw:g>
              </table:table-cell>
            </table:table-row>
            <table:table-row>
              <table:table-cell office:value-type="string">
                <text:p>Nov-2016</text:p>
              </table:table-cell>
              <table:table-cell office:value-type="float" office:value="0">
                <text:p>0</text:p>
              </table:table-cell>
              <table:table-cell office:value-type="float" office:value="12.2071399688721">
                <text:p>12.2071399688721</text:p>
              </table:table-cell>
            </table:table-row>
            <table:table-row>
              <table:table-cell office:value-type="string">
                <text:p>Dec-2016</text:p>
              </table:table-cell>
              <table:table-cell office:value-type="float" office:value="18">
                <text:p>18</text:p>
              </table:table-cell>
              <table:table-cell office:value-type="float" office:value="18.5281047821045">
                <text:p>18.5281047821045</text:p>
              </table:table-cell>
            </table:table-row>
            <table:table-row>
              <table:table-cell office:value-type="string">
                <text:p>Jan-2017</text:p>
              </table:table-cell>
              <table:table-cell office:value-type="float" office:value="21">
                <text:p>21</text:p>
              </table:table-cell>
              <table:table-cell office:value-type="float" office:value="19.1623840332031">
                <text:p>19.1623840332031</text:p>
              </table:table-cell>
            </table:table-row>
            <table:table-row>
              <table:table-cell office:value-type="string">
                <text:p>Feb-2017</text:p>
              </table:table-cell>
              <table:table-cell office:value-type="float" office:value="16">
                <text:p>16</text:p>
              </table:table-cell>
              <table:table-cell office:value-type="float" office:value="15.2953929901123">
                <text:p>15.2953929901123</text:p>
              </table:table-cell>
            </table:table-row>
            <table:table-row>
              <table:table-cell office:value-type="string">
                <text:p>Mar-2017</text:p>
              </table:table-cell>
              <table:table-cell office:value-type="float" office:value="30">
                <text:p>30</text:p>
              </table:table-cell>
              <table:table-cell office:value-type="float" office:value="18.5243911743164">
                <text:p>18.5243911743164</text:p>
              </table:table-cell>
            </table:table-row>
            <table:table-row>
              <table:table-cell office:value-type="string">
                <text:p>Apr-2017</text:p>
              </table:table-cell>
              <table:table-cell office:value-type="float" office:value="15">
                <text:p>15</text:p>
              </table:table-cell>
              <table:table-cell office:value-type="float" office:value="17.0170364379883">
                <text:p>17.0170364379883</text:p>
              </table:table-cell>
            </table:table-row>
            <table:table-row>
              <table:table-cell office:value-type="string">
                <text:p>May-2017</text:p>
              </table:table-cell>
              <table:table-cell office:value-type="float" office:value="21">
                <text:p>21</text:p>
              </table:table-cell>
              <table:table-cell office:value-type="float" office:value="19.3435649871826">
                <text:p>19.3435649871826</text:p>
              </table:table-cell>
            </table:table-row>
            <table:table-row>
              <table:table-cell office:value-type="string">
                <text:p>Jun-2017</text:p>
              </table:table-cell>
              <table:table-cell office:value-type="float" office:value="0">
                <text:p>0</text:p>
              </table:table-cell>
              <table:table-cell office:value-type="float" office:value="18.4523620605469">
                <text:p>18.4523620605469</text:p>
              </table:table-cell>
            </table:table-row>
            <table:table-row>
              <table:table-cell office:value-type="string">
                <text:p>Jul-2017</text:p>
              </table:table-cell>
              <table:table-cell office:value-type="float" office:value="15">
                <text:p>15</text:p>
              </table:table-cell>
              <table:table-cell office:value-type="float" office:value="14.8395547866821">
                <text:p>14.8395547866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67cm" svg:height="8.209cm" xlink:href=".." xlink:type="simple" chart:class="chart:line" chart:style-name="ch1">
        <chart:title svg:x="5.198cm" svg:y="0.3cm" chart:style-name="ch2">
          <text:p>Train_API_42371383610000</text:p>
        </chart:title>
        <chart:legend chart:legend-position="end" svg:x="12.659cm" svg:y="3.556cm" style:legend-expansion="high" chart:style-name="ch3"/>
        <chart:plot-area chart:style-name="ch4" table:cell-range-address="Train_API_42371383610000.B2:Train_API_42371383610000.B71 Train_API_42371383610000.E1:Train_API_42371383610000.F71" chart:data-source-has-labels="both" svg:x="1.332cm" svg:y="1.243cm" svg:width="11.006cm" svg:height="5.821cm">
          <chartooo:coordinate-region svg:x="2.466cm" svg:y="1.243cm" svg:width="9.872cm" svg:height="4.081cm"/>
          <chart:axis chart:dimension="x" chart:name="primary-x" chart:style-name="ch5" chartooo:axis-type="auto">
            <chartooo:date-scale/>
            <chart:title svg:x="5.958cm" svg:y="7.228cm" chart:style-name="ch6">
              <text:p>Month-Year</text:p>
            </chart:title>
            <chart:categories table:cell-range-address="Train_API_42371383610000.B2:Train_API_42371383610000.B71"/>
          </chart:axis>
          <chart:axis chart:dimension="y" chart:name="primary-y" chart:style-name="ch7">
            <chart:title svg:x="0.451cm" svg:y="4.409cm" chart:style-name="ch8">
              <text:p>Oil</text:p>
            </chart:title>
            <chart:grid chart:style-name="ch9" chart:class="major"/>
          </chart:axis>
          <chart:series chart:style-name="ch10" chart:values-cell-range-address="Train_API_42371383610000.E2:Train_API_42371383610000.E71" chart:label-cell-address="Train_API_42371383610000.E1:Train_API_42371383610000.E1" chart:class="chart:line">
            <chart:data-point chart:repeated="70"/>
          </chart:series>
          <chart:series chart:style-name="ch11" chart:values-cell-range-address="Train_API_42371383610000.F2:Train_API_42371383610000.F71" chart:label-cell-address="Train_API_42371383610000.F1:Train_API_42371383610000.F1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l_Actual</text:p>
                <draw:g>
                  <svg:desc>Train_API_42371383610000.E1:Train_API_42371383610000.E1</svg:desc>
                </draw:g>
              </table:table-cell>
              <table:table-cell office:value-type="string">
                <text:p>Oil_Predicted</text:p>
                <draw:g>
                  <svg:desc>Train_API_42371383610000.F1:Train_API_4237138361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t-2010</text:p>
                <draw:g>
                  <svg:desc>Train_API_42371383610000.B2:Train_API_42371383610000.B71</svg:desc>
                </draw:g>
              </table:table-cell>
              <table:table-cell office:value-type="float" office:value="50">
                <text:p>50</text:p>
                <draw:g>
                  <svg:desc>Train_API_42371383610000.E2:Train_API_42371383610000.E71</svg:desc>
                </draw:g>
              </table:table-cell>
              <table:table-cell office:value-type="float" office:value="50.2137718200684">
                <text:p>50.2137718200684</text:p>
                <draw:g>
                  <svg:desc>Train_API_42371383610000.F2:Train_API_42371383610000.F71</svg:desc>
                </draw:g>
              </table:table-cell>
            </table:table-row>
            <table:table-row>
              <table:table-cell office:value-type="string">
                <text:p>Nov-2010</text:p>
              </table:table-cell>
              <table:table-cell office:value-type="float" office:value="10">
                <text:p>10</text:p>
              </table:table-cell>
              <table:table-cell office:value-type="float" office:value="48.4854965209961">
                <text:p>48.4854965209961</text:p>
              </table:table-cell>
            </table:table-row>
            <table:table-row>
              <table:table-cell office:value-type="string">
                <text:p>Dec-2010</text:p>
              </table:table-cell>
              <table:table-cell office:value-type="float" office:value="60">
                <text:p>60</text:p>
              </table:table-cell>
              <table:table-cell office:value-type="float" office:value="46.7788734436035">
                <text:p>46.7788734436035</text:p>
              </table:table-cell>
            </table:table-row>
            <table:table-row>
              <table:table-cell office:value-type="string">
                <text:p>Jan-2011</text:p>
              </table:table-cell>
              <table:table-cell office:value-type="float" office:value="58">
                <text:p>58</text:p>
              </table:table-cell>
              <table:table-cell office:value-type="float" office:value="46.2498474121094">
                <text:p>46.2498474121094</text:p>
              </table:table-cell>
            </table:table-row>
            <table:table-row>
              <table:table-cell office:value-type="string">
                <text:p>Feb-2011</text:p>
              </table:table-cell>
              <table:table-cell office:value-type="float" office:value="30.9999980926514">
                <text:p>30.9999980926514</text:p>
              </table:table-cell>
              <table:table-cell office:value-type="float" office:value="45.5587844848633">
                <text:p>45.5587844848633</text:p>
              </table:table-cell>
            </table:table-row>
            <table:table-row>
              <table:table-cell office:value-type="string">
                <text:p>Mar-2011</text:p>
              </table:table-cell>
              <table:table-cell office:value-type="float" office:value="54">
                <text:p>54</text:p>
              </table:table-cell>
              <table:table-cell office:value-type="float" office:value="44.7924041748047">
                <text:p>44.7924041748047</text:p>
              </table:table-cell>
            </table:table-row>
            <table:table-row>
              <table:table-cell office:value-type="string">
                <text:p>Apr-2011</text:p>
              </table:table-cell>
              <table:table-cell office:value-type="float" office:value="45">
                <text:p>45</text:p>
              </table:table-cell>
              <table:table-cell office:value-type="float" office:value="44.0109481811524">
                <text:p>44.0109481811524</text:p>
              </table:table-cell>
            </table:table-row>
            <table:table-row>
              <table:table-cell office:value-type="string">
                <text:p>May-2011</text:p>
              </table:table-cell>
              <table:table-cell office:value-type="float" office:value="48.0000038146973">
                <text:p>48.0000038146973</text:p>
              </table:table-cell>
              <table:table-cell office:value-type="float" office:value="43.350959777832">
                <text:p>43.350959777832</text:p>
              </table:table-cell>
            </table:table-row>
            <table:table-row>
              <table:table-cell office:value-type="string">
                <text:p>Jun-2011</text:p>
              </table:table-cell>
              <table:table-cell office:value-type="float" office:value="25">
                <text:p>25</text:p>
              </table:table-cell>
              <table:table-cell office:value-type="float" office:value="42.7705688476563">
                <text:p>42.7705688476563</text:p>
              </table:table-cell>
            </table:table-row>
            <table:table-row>
              <table:table-cell office:value-type="string">
                <text:p>Jul-2011</text:p>
              </table:table-cell>
              <table:table-cell office:value-type="float" office:value="15">
                <text:p>15</text:p>
              </table:table-cell>
              <table:table-cell office:value-type="float" office:value="42.1623954772949">
                <text:p>42.1623954772949</text:p>
              </table:table-cell>
            </table:table-row>
            <table:table-row>
              <table:table-cell office:value-type="string">
                <text:p>Aug-2011</text:p>
              </table:table-cell>
              <table:table-cell office:value-type="float" office:value="36">
                <text:p>36</text:p>
              </table:table-cell>
              <table:table-cell office:value-type="float" office:value="41.5222702026367">
                <text:p>41.5222702026367</text:p>
              </table:table-cell>
            </table:table-row>
            <table:table-row>
              <table:table-cell office:value-type="string">
                <text:p>Sep-2011</text:p>
              </table:table-cell>
              <table:table-cell office:value-type="float" office:value="41">
                <text:p>41</text:p>
              </table:table-cell>
              <table:table-cell office:value-type="float" office:value="40.7804145812988">
                <text:p>40.7804145812988</text:p>
              </table:table-cell>
            </table:table-row>
            <table:table-row>
              <table:table-cell office:value-type="string">
                <text:p>Oct-2011</text:p>
              </table:table-cell>
              <table:table-cell office:value-type="float" office:value="42">
                <text:p>42</text:p>
              </table:table-cell>
              <table:table-cell office:value-type="float" office:value="40.2244873046875">
                <text:p>40.2244873046875</text:p>
              </table:table-cell>
            </table:table-row>
            <table:table-row>
              <table:table-cell office:value-type="string">
                <text:p>Nov-2011</text:p>
              </table:table-cell>
              <table:table-cell office:value-type="float" office:value="39">
                <text:p>39</text:p>
              </table:table-cell>
              <table:table-cell office:value-type="float" office:value="39.765007019043">
                <text:p>39.765007019043</text:p>
              </table:table-cell>
            </table:table-row>
            <table:table-row>
              <table:table-cell office:value-type="string">
                <text:p>Dec-2011</text:p>
              </table:table-cell>
              <table:table-cell office:value-type="float" office:value="37">
                <text:p>37</text:p>
              </table:table-cell>
              <table:table-cell office:value-type="float" office:value="39.0284957885742">
                <text:p>39.0284957885742</text:p>
              </table:table-cell>
            </table:table-row>
            <table:table-row>
              <table:table-cell office:value-type="string">
                <text:p>Jan-2012</text:p>
              </table:table-cell>
              <table:table-cell office:value-type="float" office:value="42">
                <text:p>42</text:p>
              </table:table-cell>
              <table:table-cell office:value-type="float" office:value="38.7042503356934">
                <text:p>38.7042503356934</text:p>
              </table:table-cell>
            </table:table-row>
            <table:table-row>
              <table:table-cell office:value-type="string">
                <text:p>Feb-2012</text:p>
              </table:table-cell>
              <table:table-cell office:value-type="float" office:value="38">
                <text:p>38</text:p>
              </table:table-cell>
              <table:table-cell office:value-type="float" office:value="37.9400100708008">
                <text:p>37.9400100708008</text:p>
              </table:table-cell>
            </table:table-row>
            <table:table-row>
              <table:table-cell office:value-type="string">
                <text:p>Mar-2012</text:p>
              </table:table-cell>
              <table:table-cell office:value-type="float" office:value="42">
                <text:p>42</text:p>
              </table:table-cell>
              <table:table-cell office:value-type="float" office:value="37.5100746154785">
                <text:p>37.5100746154785</text:p>
              </table:table-cell>
            </table:table-row>
            <table:table-row>
              <table:table-cell office:value-type="string">
                <text:p>Apr-2012</text:p>
              </table:table-cell>
              <table:table-cell office:value-type="float" office:value="19">
                <text:p>19</text:p>
              </table:table-cell>
              <table:table-cell office:value-type="float" office:value="37.3547058105469">
                <text:p>37.3547058105469</text:p>
              </table:table-cell>
            </table:table-row>
            <table:table-row>
              <table:table-cell office:value-type="string">
                <text:p>May-2012</text:p>
              </table:table-cell>
              <table:table-cell office:value-type="float" office:value="42">
                <text:p>42</text:p>
              </table:table-cell>
              <table:table-cell office:value-type="float" office:value="36.5327606201172">
                <text:p>36.5327606201172</text:p>
              </table:table-cell>
            </table:table-row>
            <table:table-row>
              <table:table-cell office:value-type="string">
                <text:p>Jun-2012</text:p>
              </table:table-cell>
              <table:table-cell office:value-type="float" office:value="5">
                <text:p>5</text:p>
              </table:table-cell>
              <table:table-cell office:value-type="float" office:value="36.5558586120605">
                <text:p>36.5558586120605</text:p>
              </table:table-cell>
            </table:table-row>
            <table:table-row>
              <table:table-cell office:value-type="string">
                <text:p>Jul-2012</text:p>
              </table:table-cell>
              <table:table-cell office:value-type="float" office:value="35">
                <text:p>35</text:p>
              </table:table-cell>
              <table:table-cell office:value-type="float" office:value="35.620246887207">
                <text:p>35.620246887207</text:p>
              </table:table-cell>
            </table:table-row>
            <table:table-row>
              <table:table-cell office:value-type="string">
                <text:p>Aug-2012</text:p>
              </table:table-cell>
              <table:table-cell office:value-type="float" office:value="38">
                <text:p>38</text:p>
              </table:table-cell>
              <table:table-cell office:value-type="float" office:value="34.0719184875488">
                <text:p>34.0719184875488</text:p>
              </table:table-cell>
            </table:table-row>
            <table:table-row>
              <table:table-cell office:value-type="string">
                <text:p>Sep-2012</text:p>
              </table:table-cell>
              <table:table-cell office:value-type="float" office:value="32">
                <text:p>32</text:p>
              </table:table-cell>
              <table:table-cell office:value-type="float" office:value="32.2946853637695">
                <text:p>32.2946853637695</text:p>
              </table:table-cell>
            </table:table-row>
            <table:table-row>
              <table:table-cell office:value-type="string">
                <text:p>Oct-2012</text:p>
              </table:table-cell>
              <table:table-cell office:value-type="float" office:value="35">
                <text:p>35</text:p>
              </table:table-cell>
              <table:table-cell office:value-type="float" office:value="30.7236919403076">
                <text:p>30.7236919403076</text:p>
              </table:table-cell>
            </table:table-row>
            <table:table-row>
              <table:table-cell office:value-type="string">
                <text:p>Nov-2012</text:p>
              </table:table-cell>
              <table:table-cell office:value-type="float" office:value="33">
                <text:p>33</text:p>
              </table:table-cell>
              <table:table-cell office:value-type="float" office:value="29.8876781463623">
                <text:p>29.8876781463623</text:p>
              </table:table-cell>
            </table:table-row>
            <table:table-row>
              <table:table-cell office:value-type="string">
                <text:p>Dec-2012</text:p>
              </table:table-cell>
              <table:table-cell office:value-type="float" office:value="23">
                <text:p>23</text:p>
              </table:table-cell>
              <table:table-cell office:value-type="float" office:value="31.4192390441895">
                <text:p>31.4192390441895</text:p>
              </table:table-cell>
            </table:table-row>
            <table:table-row>
              <table:table-cell office:value-type="string">
                <text:p>Jan-2013</text:p>
              </table:table-cell>
              <table:table-cell office:value-type="float" office:value="35">
                <text:p>35</text:p>
              </table:table-cell>
              <table:table-cell office:value-type="float" office:value="29.9183502197266">
                <text:p>29.9183502197266</text:p>
              </table:table-cell>
            </table:table-row>
            <table:table-row>
              <table:table-cell office:value-type="string">
                <text:p>Feb-2013</text:p>
              </table:table-cell>
              <table:table-cell office:value-type="float" office:value="34">
                <text:p>34</text:p>
              </table:table-cell>
              <table:table-cell office:value-type="float" office:value="28.477352142334">
                <text:p>28.477352142334</text:p>
              </table:table-cell>
            </table:table-row>
            <table:table-row>
              <table:table-cell office:value-type="string">
                <text:p>Mar-2013</text:p>
              </table:table-cell>
              <table:table-cell office:value-type="float" office:value="30.9999980926514">
                <text:p>30.9999980926514</text:p>
              </table:table-cell>
              <table:table-cell office:value-type="float" office:value="28.6689739227295">
                <text:p>28.6689739227295</text:p>
              </table:table-cell>
            </table:table-row>
            <table:table-row>
              <table:table-cell office:value-type="string">
                <text:p>Apr-2013</text:p>
              </table:table-cell>
              <table:table-cell office:value-type="float" office:value="10">
                <text:p>10</text:p>
              </table:table-cell>
              <table:table-cell office:value-type="float" office:value="27.4071655273437">
                <text:p>27.4071655273437</text:p>
              </table:table-cell>
            </table:table-row>
            <table:table-row>
              <table:table-cell office:value-type="string">
                <text:p>May-2013</text:p>
              </table:table-cell>
              <table:table-cell office:value-type="float" office:value="4">
                <text:p>4</text:p>
              </table:table-cell>
              <table:table-cell office:value-type="float" office:value="26.6718101501465">
                <text:p>26.6718101501465</text:p>
              </table:table-cell>
            </table:table-row>
            <table:table-row>
              <table:table-cell office:value-type="string">
                <text:p>Jun-2013</text:p>
              </table:table-cell>
              <table:table-cell office:value-type="float" office:value="30.9999980926514">
                <text:p>30.9999980926514</text:p>
              </table:table-cell>
              <table:table-cell office:value-type="float" office:value="25.7092895507812">
                <text:p>25.7092895507812</text:p>
              </table:table-cell>
            </table:table-row>
            <table:table-row>
              <table:table-cell office:value-type="string">
                <text:p>Jul-2013</text:p>
              </table:table-cell>
              <table:table-cell office:value-type="float" office:value="20">
                <text:p>20</text:p>
              </table:table-cell>
              <table:table-cell office:value-type="float" office:value="26.1845092773437">
                <text:p>26.1845092773437</text:p>
              </table:table-cell>
            </table:table-row>
            <table:table-row>
              <table:table-cell office:value-type="string">
                <text:p>Aug-2013</text:p>
              </table:table-cell>
              <table:table-cell office:value-type="float" office:value="17">
                <text:p>17</text:p>
              </table:table-cell>
              <table:table-cell office:value-type="float" office:value="27.2321014404297">
                <text:p>27.2321014404297</text:p>
              </table:table-cell>
            </table:table-row>
            <table:table-row>
              <table:table-cell office:value-type="string">
                <text:p>Sep-2013</text:p>
              </table:table-cell>
              <table:table-cell office:value-type="float" office:value="30">
                <text:p>30</text:p>
              </table:table-cell>
              <table:table-cell office:value-type="float" office:value="26.9198570251465">
                <text:p>26.9198570251465</text:p>
              </table:table-cell>
            </table:table-row>
            <table:table-row>
              <table:table-cell office:value-type="string">
                <text:p>Oct-2013</text:p>
              </table:table-cell>
              <table:table-cell office:value-type="float" office:value="23">
                <text:p>23</text:p>
              </table:table-cell>
              <table:table-cell office:value-type="float" office:value="26.2580966949463">
                <text:p>26.2580966949463</text:p>
              </table:table-cell>
            </table:table-row>
            <table:table-row>
              <table:table-cell office:value-type="string">
                <text:p>Nov-2013</text:p>
              </table:table-cell>
              <table:table-cell office:value-type="float" office:value="20">
                <text:p>20</text:p>
              </table:table-cell>
              <table:table-cell office:value-type="float" office:value="25.4941520690918">
                <text:p>25.4941520690918</text:p>
              </table:table-cell>
            </table:table-row>
            <table:table-row>
              <table:table-cell office:value-type="string">
                <text:p>Dec-2013</text:p>
              </table:table-cell>
              <table:table-cell office:value-type="float" office:value="30">
                <text:p>30</text:p>
              </table:table-cell>
              <table:table-cell office:value-type="float" office:value="24.8745784759521">
                <text:p>24.8745784759521</text:p>
              </table:table-cell>
            </table:table-row>
            <table:table-row>
              <table:table-cell office:value-type="string">
                <text:p>Jan-2014</text:p>
              </table:table-cell>
              <table:table-cell office:value-type="float" office:value="33">
                <text:p>33</text:p>
              </table:table-cell>
              <table:table-cell office:value-type="float" office:value="24.3397903442383">
                <text:p>24.3397903442383</text:p>
              </table:table-cell>
            </table:table-row>
            <table:table-row>
              <table:table-cell office:value-type="string">
                <text:p>Feb-2014</text:p>
              </table:table-cell>
              <table:table-cell office:value-type="float" office:value="23">
                <text:p>23</text:p>
              </table:table-cell>
              <table:table-cell office:value-type="float" office:value="23.4636993408203">
                <text:p>23.4636993408203</text:p>
              </table:table-cell>
            </table:table-row>
            <table:table-row>
              <table:table-cell office:value-type="string">
                <text:p>Mar-2014</text:p>
              </table:table-cell>
              <table:table-cell office:value-type="float" office:value="32">
                <text:p>32</text:p>
              </table:table-cell>
              <table:table-cell office:value-type="float" office:value="22.8001937866211">
                <text:p>22.8001937866211</text:p>
              </table:table-cell>
            </table:table-row>
            <table:table-row>
              <table:table-cell office:value-type="string">
                <text:p>Apr-2014</text:p>
              </table:table-cell>
              <table:table-cell office:value-type="float" office:value="20">
                <text:p>20</text:p>
              </table:table-cell>
              <table:table-cell office:value-type="float" office:value="21.8647632598877">
                <text:p>21.8647632598877</text:p>
              </table:table-cell>
            </table:table-row>
            <table:table-row>
              <table:table-cell office:value-type="string">
                <text:p>May-2014</text:p>
              </table:table-cell>
              <table:table-cell office:value-type="float" office:value="0">
                <text:p>0</text:p>
              </table:table-cell>
              <table:table-cell office:value-type="float" office:value="22.2992095947266">
                <text:p>22.2992095947266</text:p>
              </table:table-cell>
            </table:table-row>
            <table:table-row>
              <table:table-cell office:value-type="string">
                <text:p>Jun-2014</text:p>
              </table:table-cell>
              <table:table-cell office:value-type="float" office:value="16">
                <text:p>16</text:p>
              </table:table-cell>
              <table:table-cell office:value-type="float" office:value="21.3143997192383">
                <text:p>21.3143997192383</text:p>
              </table:table-cell>
            </table:table-row>
            <table:table-row>
              <table:table-cell office:value-type="string">
                <text:p>Jul-2014</text:p>
              </table:table-cell>
              <table:table-cell office:value-type="float" office:value="25">
                <text:p>25</text:p>
              </table:table-cell>
              <table:table-cell office:value-type="float" office:value="22.5215129852295">
                <text:p>22.5215129852295</text:p>
              </table:table-cell>
            </table:table-row>
            <table:table-row>
              <table:table-cell office:value-type="string">
                <text:p>Aug-2014</text:p>
              </table:table-cell>
              <table:table-cell office:value-type="float" office:value="22">
                <text:p>22</text:p>
              </table:table-cell>
              <table:table-cell office:value-type="float" office:value="21.9086208343506">
                <text:p>21.9086208343506</text:p>
              </table:table-cell>
            </table:table-row>
            <table:table-row>
              <table:table-cell office:value-type="string">
                <text:p>Sep-2014</text:p>
              </table:table-cell>
              <table:table-cell office:value-type="float" office:value="5">
                <text:p>5</text:p>
              </table:table-cell>
              <table:table-cell office:value-type="float" office:value="21.0971183776855">
                <text:p>21.0971183776855</text:p>
              </table:table-cell>
            </table:table-row>
            <table:table-row>
              <table:table-cell office:value-type="string">
                <text:p>Oct-2014</text:p>
              </table:table-cell>
              <table:table-cell office:value-type="float" office:value="21">
                <text:p>21</text:p>
              </table:table-cell>
              <table:table-cell office:value-type="float" office:value="20.6198215484619">
                <text:p>20.6198215484619</text:p>
              </table:table-cell>
            </table:table-row>
            <table:table-row>
              <table:table-cell office:value-type="string">
                <text:p>Nov-2014</text:p>
              </table:table-cell>
              <table:table-cell office:value-type="float" office:value="30">
                <text:p>30</text:p>
              </table:table-cell>
              <table:table-cell office:value-type="float" office:value="19.952507019043">
                <text:p>19.952507019043</text:p>
              </table:table-cell>
            </table:table-row>
            <table:table-row>
              <table:table-cell office:value-type="string">
                <text:p>Dec-2014</text:p>
              </table:table-cell>
              <table:table-cell office:value-type="float" office:value="22">
                <text:p>22</text:p>
              </table:table-cell>
              <table:table-cell office:value-type="float" office:value="19.3893756866455">
                <text:p>19.3893756866455</text:p>
              </table:table-cell>
            </table:table-row>
            <table:table-row>
              <table:table-cell office:value-type="string">
                <text:p>Jan-2015</text:p>
              </table:table-cell>
              <table:table-cell office:value-type="float" office:value="28">
                <text:p>28</text:p>
              </table:table-cell>
              <table:table-cell office:value-type="float" office:value="19.3851737976074">
                <text:p>19.3851737976074</text:p>
              </table:table-cell>
            </table:table-row>
            <table:table-row>
              <table:table-cell office:value-type="string">
                <text:p>Feb-2015</text:p>
              </table:table-cell>
              <table:table-cell office:value-type="float" office:value="22">
                <text:p>22</text:p>
              </table:table-cell>
              <table:table-cell office:value-type="float" office:value="18.5746784210205">
                <text:p>18.5746784210205</text:p>
              </table:table-cell>
            </table:table-row>
            <table:table-row>
              <table:table-cell office:value-type="string">
                <text:p>Mar-2015</text:p>
              </table:table-cell>
              <table:table-cell office:value-type="float" office:value="0">
                <text:p>0</text:p>
              </table:table-cell>
              <table:table-cell office:value-type="float" office:value="18.0070705413818">
                <text:p>18.0070705413818</text:p>
              </table:table-cell>
            </table:table-row>
            <table:table-row>
              <table:table-cell office:value-type="string">
                <text:p>Apr-2015</text:p>
              </table:table-cell>
              <table:table-cell office:value-type="float" office:value="0">
                <text:p>0</text:p>
              </table:table-cell>
              <table:table-cell office:value-type="float" office:value="17.5944213867188">
                <text:p>17.5944213867188</text:p>
              </table:table-cell>
            </table:table-row>
            <table:table-row>
              <table:table-cell office:value-type="string">
                <text:p>May-2015</text:p>
              </table:table-cell>
              <table:table-cell office:value-type="float" office:value="3.00000023841858">
                <text:p>3.00000023841858</text:p>
              </table:table-cell>
              <table:table-cell office:value-type="float" office:value="18.1329441070557">
                <text:p>18.1329441070557</text:p>
              </table:table-cell>
            </table:table-row>
            <table:table-row>
              <table:table-cell office:value-type="string">
                <text:p>Jun-2015</text:p>
              </table:table-cell>
              <table:table-cell office:value-type="float" office:value="10">
                <text:p>10</text:p>
              </table:table-cell>
              <table:table-cell office:value-type="float" office:value="19.173547744751">
                <text:p>19.173547744751</text:p>
              </table:table-cell>
            </table:table-row>
            <table:table-row>
              <table:table-cell office:value-type="string">
                <text:p>Jul-2015</text:p>
              </table:table-cell>
              <table:table-cell office:value-type="float" office:value="24.0000019073486">
                <text:p>24.0000019073486</text:p>
              </table:table-cell>
              <table:table-cell office:value-type="float" office:value="18.5101432800293">
                <text:p>18.5101432800293</text:p>
              </table:table-cell>
            </table:table-row>
            <table:table-row>
              <table:table-cell office:value-type="string">
                <text:p>Aug-2015</text:p>
              </table:table-cell>
              <table:table-cell office:value-type="float" office:value="11">
                <text:p>11</text:p>
              </table:table-cell>
              <table:table-cell office:value-type="float" office:value="18.5806789398193">
                <text:p>18.5806789398193</text:p>
              </table:table-cell>
            </table:table-row>
            <table:table-row>
              <table:table-cell office:value-type="string">
                <text:p>Sep-2015</text:p>
              </table:table-cell>
              <table:table-cell office:value-type="float" office:value="27">
                <text:p>27</text:p>
              </table:table-cell>
              <table:table-cell office:value-type="float" office:value="18.8297672271729">
                <text:p>18.8297672271729</text:p>
              </table:table-cell>
            </table:table-row>
            <table:table-row>
              <table:table-cell office:value-type="string">
                <text:p>Oct-2015</text:p>
              </table:table-cell>
              <table:table-cell office:value-type="float" office:value="1">
                <text:p>1</text:p>
              </table:table-cell>
              <table:table-cell office:value-type="float" office:value="18.2942142486572">
                <text:p>18.2942142486572</text:p>
              </table:table-cell>
            </table:table-row>
            <table:table-row>
              <table:table-cell office:value-type="string">
                <text:p>Nov-2015</text:p>
              </table:table-cell>
              <table:table-cell office:value-type="float" office:value="10">
                <text:p>10</text:p>
              </table:table-cell>
              <table:table-cell office:value-type="float" office:value="18.1492290496826">
                <text:p>18.1492290496826</text:p>
              </table:table-cell>
            </table:table-row>
            <table:table-row>
              <table:table-cell office:value-type="string">
                <text:p>Dec-2015</text:p>
              </table:table-cell>
              <table:table-cell office:value-type="float" office:value="23">
                <text:p>23</text:p>
              </table:table-cell>
              <table:table-cell office:value-type="float" office:value="18.1080741882324">
                <text:p>18.1080741882324</text:p>
              </table:table-cell>
            </table:table-row>
            <table:table-row>
              <table:table-cell office:value-type="string">
                <text:p>Jan-2016</text:p>
              </table:table-cell>
              <table:table-cell office:value-type="float" office:value="24.0000019073486">
                <text:p>24.0000019073486</text:p>
              </table:table-cell>
              <table:table-cell office:value-type="float" office:value="18.5855751037598">
                <text:p>18.5855751037598</text:p>
              </table:table-cell>
            </table:table-row>
            <table:table-row>
              <table:table-cell office:value-type="string">
                <text:p>Feb-2016</text:p>
              </table:table-cell>
              <table:table-cell office:value-type="float" office:value="13">
                <text:p>13</text:p>
              </table:table-cell>
              <table:table-cell office:value-type="float" office:value="19.4942398071289">
                <text:p>19.4942398071289</text:p>
              </table:table-cell>
            </table:table-row>
            <table:table-row>
              <table:table-cell office:value-type="string">
                <text:p>Mar-2016</text:p>
              </table:table-cell>
              <table:table-cell office:value-type="float" office:value="20">
                <text:p>20</text:p>
              </table:table-cell>
              <table:table-cell office:value-type="float" office:value="19.9370765686035">
                <text:p>19.9370765686035</text:p>
              </table:table-cell>
            </table:table-row>
            <table:table-row>
              <table:table-cell office:value-type="string">
                <text:p>Apr-2016</text:p>
              </table:table-cell>
              <table:table-cell office:value-type="float" office:value="15">
                <text:p>15</text:p>
              </table:table-cell>
              <table:table-cell office:value-type="float" office:value="20.8290691375732">
                <text:p>20.8290691375732</text:p>
              </table:table-cell>
            </table:table-row>
            <table:table-row>
              <table:table-cell office:value-type="string">
                <text:p>May-2016</text:p>
              </table:table-cell>
              <table:table-cell office:value-type="float" office:value="24.0000019073486">
                <text:p>24.0000019073486</text:p>
              </table:table-cell>
              <table:table-cell office:value-type="float" office:value="21.115686416626">
                <text:p>21.115686416626</text:p>
              </table:table-cell>
            </table:table-row>
            <table:table-row>
              <table:table-cell office:value-type="string">
                <text:p>Jun-2016</text:p>
              </table:table-cell>
              <table:table-cell office:value-type="float" office:value="22">
                <text:p>22</text:p>
              </table:table-cell>
              <table:table-cell office:value-type="float" office:value="20.4083766937256">
                <text:p>20.4083766937256</text:p>
              </table:table-cell>
            </table:table-row>
            <table:table-row>
              <table:table-cell office:value-type="string">
                <text:p>Jul-2016</text:p>
              </table:table-cell>
              <table:table-cell office:value-type="float" office:value="6.00000047683716">
                <text:p>6.00000047683716</text:p>
              </table:table-cell>
              <table:table-cell office:value-type="float" office:value="20.5136909484863">
                <text:p>20.5136909484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